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6.2618in" svg:y="8.5724in">
            <draw:object draw:notify-on-update-of-ranges="Sheet1.A40:Sheet1.A62 Sheet1.C40:Sheet1.C6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.2988in" svg:height="3.5429in" svg:x="13.0701in" svg:y="13.1287in">
            <draw:object draw:notify-on-update-of-ranges="Sheet1.A77:Sheet1.A94 Sheet1.C77:Sheet1.C94 Sheet1.A77:Sheet1.A94 Sheet1.L77:Sheet1.L9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1]/[.C1]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.85714285714286" calcext:value-type="float">
            <text:p>1.85714285714286</text:p>
          </table:table-cell>
          <table:table-cell office:value-type="float" office:value="0.857142857142857" calcext:value-type="float">
            <text:p>0.857142857142857</text:p>
          </table:table-cell>
          <table:table-cell table:formula="of:=[.A2]/[.C2]" office:value-type="float" office:value="306.833333333333" calcext:value-type="float">
            <text:p>306.833333333333</text:p>
          </table:table-cell>
          <table:table-cell table:number-columns-repeated="8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46.2857142857143" calcext:value-type="float">
            <text:p>46.2857142857143</text:p>
          </table:table-cell>
          <table:table-cell office:value-type="float" office:value="13.1428571428571" calcext:value-type="float">
            <text:p>13.1428571428571</text:p>
          </table:table-cell>
          <table:table-cell table:formula="of:=[.A3]/[.C3]" office:value-type="float" office:value="64.4456521739133" calcext:value-type="float">
            <text:p>64.4456521739133</text:p>
          </table:table-cell>
          <table:table-cell table:number-columns-repeated="8"/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176.714285714286" calcext:value-type="float">
            <text:p>176.714285714286</text:p>
          </table:table-cell>
          <table:table-cell office:value-type="float" office:value="36.2857142857143" calcext:value-type="float">
            <text:p>36.2857142857143</text:p>
          </table:table-cell>
          <table:table-cell table:formula="of:=[.A4]/[.C4]" office:value-type="float" office:value="45.4448818897638" calcext:value-type="float">
            <text:p>45.4448818897638</text:p>
          </table:table-cell>
          <table:table-cell table:number-columns-repeated="8"/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333.428571428571" calcext:value-type="float">
            <text:p>333.428571428571</text:p>
          </table:table-cell>
          <table:table-cell office:value-type="float" office:value="35.7142857142857" calcext:value-type="float">
            <text:p>35.7142857142857</text:p>
          </table:table-cell>
          <table:table-cell table:formula="of:=[.A5]/[.C5]" office:value-type="float" office:value="49.056" calcext:value-type="float">
            <text:p>49.056</text:p>
          </table:table-cell>
          <table:table-cell table:number-columns-repeated="8"/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404.428571428571" calcext:value-type="float">
            <text:p>404.428571428571</text:p>
          </table:table-cell>
          <table:table-cell office:value-type="float" office:value="32" calcext:value-type="float">
            <text:p>32</text:p>
          </table:table-cell>
          <table:table-cell table:formula="of:=[.A6]/[.C6]" office:value-type="float" office:value="43.09375" calcext:value-type="float">
            <text:p>43.09375</text:p>
          </table:table-cell>
          <table:table-cell table:number-columns-repeated="8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372.428571428571" calcext:value-type="float">
            <text:p>372.428571428571</text:p>
          </table:table-cell>
          <table:table-cell office:value-type="float" office:value="17.4285714285714" calcext:value-type="float">
            <text:p>17.4285714285714</text:p>
          </table:table-cell>
          <table:table-cell table:formula="of:=[.A7]/[.C7]" office:value-type="float" office:value="42.1721311475411" calcext:value-type="float">
            <text:p>42.1721311475411</text:p>
          </table:table-cell>
          <table:table-cell table:number-columns-repeated="8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339.714285714286" calcext:value-type="float">
            <text:p>339.714285714286</text:p>
          </table:table-cell>
          <table:table-cell office:value-type="float" office:value="23.1428571428571" calcext:value-type="float">
            <text:p>23.1428571428571</text:p>
          </table:table-cell>
          <table:table-cell table:formula="of:=[.A8]/[.C8]" office:value-type="float" office:value="27.5246913580247" calcext:value-type="float">
            <text:p>27.5246913580247</text:p>
          </table:table-cell>
          <table:table-cell table:number-columns-repeated="8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79.857142857143" calcext:value-type="float">
            <text:p>279.857142857143</text:p>
          </table:table-cell>
          <table:table-cell office:value-type="float" office:value="11.1428571428571" calcext:value-type="float">
            <text:p>11.1428571428571</text:p>
          </table:table-cell>
          <table:table-cell table:formula="of:=[.A9]/[.C9]" office:value-type="float" office:value="29.7051282051283" calcext:value-type="float">
            <text:p>29.7051282051283</text:p>
          </table:table-cell>
          <table:table-cell table:number-columns-repeated="8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07" calcext:value-type="float">
            <text:p>207</text:p>
          </table:table-cell>
          <table:table-cell office:value-type="float" office:value="8.28571428571429" calcext:value-type="float">
            <text:p>8.28571428571429</text:p>
          </table:table-cell>
          <table:table-cell table:formula="of:=[.A10]/[.C10]" office:value-type="float" office:value="39.2241379310345" calcext:value-type="float">
            <text:p>39.2241379310345</text:p>
          </table:table-cell>
          <table:table-cell table:number-columns-repeated="8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42.285714285714" calcext:value-type="float">
            <text:p>142.285714285714</text:p>
          </table:table-cell>
          <table:table-cell office:value-type="float" office:value="4.57142857142857" calcext:value-type="float">
            <text:p>4.57142857142857</text:p>
          </table:table-cell>
          <table:table-cell table:formula="of:=[.A11]/[.C11]" office:value-type="float" office:value="71.75" calcext:value-type="float">
            <text:p>71.75</text:p>
          </table:table-cell>
          <table:table-cell table:number-columns-repeated="8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03.857142857143" calcext:value-type="float">
            <text:p>103.857142857143</text:p>
          </table:table-cell>
          <table:table-cell office:value-type="float" office:value="5.14285714285714" calcext:value-type="float">
            <text:p>5.14285714285714</text:p>
          </table:table-cell>
          <table:table-cell table:formula="of:=[.A12]/[.C12]" office:value-type="float" office:value="87.6944444444445" calcext:value-type="float">
            <text:p>87.6944444444445</text:p>
          </table:table-cell>
          <table:table-cell table:number-columns-repeated="8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82.8571428571429" calcext:value-type="float">
            <text:p>82.8571428571429</text:p>
          </table:table-cell>
          <table:table-cell office:value-type="float" office:value="5" calcext:value-type="float">
            <text:p>5</text:p>
          </table:table-cell>
          <table:table-cell table:formula="of:=[.A13]/[.C13]" office:value-type="float" office:value="55.4" calcext:value-type="float">
            <text:p>55.4</text:p>
          </table:table-cell>
          <table:table-cell table:number-columns-repeated="8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59.2857142857143" calcext:value-type="float">
            <text:p>59.2857142857143</text:p>
          </table:table-cell>
          <table:table-cell office:value-type="float" office:value="198.285714285714" calcext:value-type="float">
            <text:p>198.285714285714</text:p>
          </table:table-cell>
          <table:table-cell table:formula="of:=[.A14]/[.C14]" office:value-type="float" office:value="1.59870317002882" calcext:value-type="float">
            <text:p>1.59870317002882</text:p>
          </table:table-cell>
          <table:table-cell table:number-columns-repeated="8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64.4285714285714" calcext:value-type="float">
            <text:p>64.4285714285714</text:p>
          </table:table-cell>
          <table:table-cell office:value-type="float" office:value="4.14285714285714" calcext:value-type="float">
            <text:p>4.14285714285714</text:p>
          </table:table-cell>
          <table:table-cell table:formula="of:=[.A15]/[.C15]" office:value-type="float" office:value="88.344827586207" calcext:value-type="float">
            <text:p>88.344827586207</text:p>
          </table:table-cell>
          <table:table-cell table:number-columns-repeated="8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78.8571428571429" calcext:value-type="float">
            <text:p>78.8571428571429</text:p>
          </table:table-cell>
          <table:table-cell office:value-type="float" office:value="7" calcext:value-type="float">
            <text:p>7</text:p>
          </table:table-cell>
          <table:table-cell table:formula="of:=[.A16]/[.C16]" office:value-type="float" office:value="62.1428571428571" calcext:value-type="float">
            <text:p>62.1428571428571</text:p>
          </table:table-cell>
          <table:table-cell table:number-columns-repeated="8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70.8571428571429" calcext:value-type="float">
            <text:p>70.8571428571429</text:p>
          </table:table-cell>
          <table:table-cell office:value-type="float" office:value="4" calcext:value-type="float">
            <text:p>4</text:p>
          </table:table-cell>
          <table:table-cell table:formula="of:=[.A17]/[.C17]" office:value-type="float" office:value="236" calcext:value-type="float">
            <text:p>236</text:p>
          </table:table-cell>
          <table:table-cell table:number-columns-repeated="8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70.5714285714286" calcext:value-type="float">
            <text:p>70.5714285714286</text:p>
          </table:table-cell>
          <table:table-cell office:value-type="float" office:value="5.71428571428571" calcext:value-type="float">
            <text:p>5.71428571428571</text:p>
          </table:table-cell>
          <table:table-cell table:formula="of:=[.A18]/[.C18]" office:value-type="float" office:value="145.25" calcext:value-type="float">
            <text:p>145.25</text:p>
          </table:table-cell>
          <table:table-cell table:number-columns-repeated="8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72.8571428571429" calcext:value-type="float">
            <text:p>72.8571428571429</text:p>
          </table:table-cell>
          <table:table-cell office:value-type="float" office:value="6.28571428571429" calcext:value-type="float">
            <text:p>6.28571428571429</text:p>
          </table:table-cell>
          <table:table-cell table:formula="of:=[.A19]/[.C19]" office:value-type="float" office:value="93.8636363636363" calcext:value-type="float">
            <text:p>93.8636363636363</text:p>
          </table:table-cell>
          <table:table-cell table:number-columns-repeated="8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73" calcext:value-type="float">
            <text:p>73</text:p>
          </table:table-cell>
          <table:table-cell office:value-type="float" office:value="6.42857142857143" calcext:value-type="float">
            <text:p>6.42857142857143</text:p>
          </table:table-cell>
          <table:table-cell table:formula="of:=[.A20]/[.C20]" office:value-type="float" office:value="112.311111111111" calcext:value-type="float">
            <text:p>112.311111111111</text:p>
          </table:table-cell>
          <table:table-cell table:number-columns-repeated="8"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84.5714285714286" calcext:value-type="float">
            <text:p>84.5714285714286</text:p>
          </table:table-cell>
          <table:table-cell office:value-type="float" office:value="8.85714285714286" calcext:value-type="float">
            <text:p>8.85714285714286</text:p>
          </table:table-cell>
          <table:table-cell table:formula="of:=[.A21]/[.C21]" office:value-type="float" office:value="144.854838709677" calcext:value-type="float">
            <text:p>144.854838709677</text:p>
          </table:table-cell>
          <table:table-cell table:number-columns-repeated="8"/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111" calcext:value-type="float">
            <text:p>111</text:p>
          </table:table-cell>
          <table:table-cell office:value-type="float" office:value="12.1428571428571" calcext:value-type="float">
            <text:p>12.1428571428571</text:p>
          </table:table-cell>
          <table:table-cell table:formula="of:=[.A22]/[.C22]" office:value-type="float" office:value="114.305882352942" calcext:value-type="float">
            <text:p>114.305882352942</text:p>
          </table:table-cell>
          <table:table-cell table:number-columns-repeated="8"/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108.857142857143" calcext:value-type="float">
            <text:p>108.857142857143</text:p>
          </table:table-cell>
          <table:table-cell office:value-type="float" office:value="9" calcext:value-type="float">
            <text:p>9</text:p>
          </table:table-cell>
          <table:table-cell table:formula="of:=[.A23]/[.C23]" office:value-type="float" office:value="164.222222222222" calcext:value-type="float">
            <text:p>164.222222222222</text:p>
          </table:table-cell>
          <table:table-cell table:number-columns-repeated="8"/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107.571428571429" calcext:value-type="float">
            <text:p>107.571428571429</text:p>
          </table:table-cell>
          <table:table-cell office:value-type="float" office:value="12.8571428571429" calcext:value-type="float">
            <text:p>12.8571428571429</text:p>
          </table:table-cell>
          <table:table-cell table:formula="of:=[.A24]/[.C24]" office:value-type="float" office:value="119.544444444444" calcext:value-type="float">
            <text:p>119.544444444444</text:p>
          </table:table-cell>
          <table:table-cell table:number-columns-repeated="8"/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112" calcext:value-type="float">
            <text:p>112</text:p>
          </table:table-cell>
          <table:table-cell office:value-type="float" office:value="15" calcext:value-type="float">
            <text:p>15</text:p>
          </table:table-cell>
          <table:table-cell table:formula="of:=[.A25]/[.C25]" office:value-type="float" office:value="118.4" calcext:value-type="float">
            <text:p>118.4</text:p>
          </table:table-cell>
          <table:table-cell table:number-columns-repeated="8"/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float" office:value="140.285714285714" calcext:value-type="float">
            <text:p>140.285714285714</text:p>
          </table:table-cell>
          <table:table-cell office:value-type="float" office:value="15.5714285714286" calcext:value-type="float">
            <text:p>15.5714285714286</text:p>
          </table:table-cell>
          <table:table-cell table:formula="of:=[.A26]/[.C26]" office:value-type="float" office:value="149.055045871559" calcext:value-type="float">
            <text:p>149.055045871559</text:p>
          </table:table-cell>
          <table:table-cell table:number-columns-repeated="8"/>
        </table:table-row>
        <table:table-row table:style-name="ro1">
          <table:table-cell office:value-type="float" office:value="3573" calcext:value-type="float">
            <text:p>3573</text:p>
          </table:table-cell>
          <table:table-cell office:value-type="float" office:value="184.857142857143" calcext:value-type="float">
            <text:p>184.857142857143</text:p>
          </table:table-cell>
          <table:table-cell office:value-type="float" office:value="25.5714285714286" calcext:value-type="float">
            <text:p>25.5714285714286</text:p>
          </table:table-cell>
          <table:table-cell table:formula="of:=[.A27]/[.C27]" office:value-type="float" office:value="139.72625698324" calcext:value-type="float">
            <text:p>139.72625698324</text:p>
          </table:table-cell>
          <table:table-cell table:number-columns-repeated="8"/>
        </table:table-row>
        <table:table-row table:style-name="ro1">
          <table:table-cell office:value-type="float" office:value="7495" calcext:value-type="float">
            <text:p>7495</text:p>
          </table:table-cell>
          <table:table-cell office:value-type="float" office:value="265.714285714286" calcext:value-type="float">
            <text:p>265.714285714286</text:p>
          </table:table-cell>
          <table:table-cell office:value-type="float" office:value="37.4285714285714" calcext:value-type="float">
            <text:p>37.4285714285714</text:p>
          </table:table-cell>
          <table:table-cell table:formula="of:=[.A28]/[.C28]" office:value-type="float" office:value="200.248091603054" calcext:value-type="float">
            <text:p>200.248091603054</text:p>
          </table:table-cell>
          <table:table-cell table:number-columns-repeated="8"/>
        </table:table-row>
        <table:table-row table:style-name="ro1">
          <table:table-cell office:value-type="float" office:value="11858" calcext:value-type="float">
            <text:p>11858</text:p>
          </table:table-cell>
          <table:table-cell office:value-type="float" office:value="420" calcext:value-type="float">
            <text:p>420</text:p>
          </table:table-cell>
          <table:table-cell office:value-type="float" office:value="77.7142857142857" calcext:value-type="float">
            <text:p>77.7142857142857</text:p>
          </table:table-cell>
          <table:table-cell table:formula="of:=[.A29]/[.C29]" office:value-type="float" office:value="152.584558823529" calcext:value-type="float">
            <text:p>152.584558823529</text:p>
          </table:table-cell>
          <table:table-cell table:number-columns-repeated="8"/>
        </table:table-row>
        <table:table-row table:style-name="ro1">
          <table:table-cell office:value-type="float" office:value="14146" calcext:value-type="float">
            <text:p>14146</text:p>
          </table:table-cell>
          <table:table-cell office:value-type="float" office:value="697.428571428571" calcext:value-type="float">
            <text:p>697.428571428571</text:p>
          </table:table-cell>
          <table:table-cell office:value-type="float" office:value="113" calcext:value-type="float">
            <text:p>113</text:p>
          </table:table-cell>
          <table:table-cell table:formula="of:=[.A30]/[.C30]" office:value-type="float" office:value="125.185840707965" calcext:value-type="float">
            <text:p>125.185840707965</text:p>
          </table:table-cell>
          <table:table-cell table:number-columns-repeated="8"/>
        </table:table-row>
        <table:table-row table:style-name="ro1">
          <table:table-cell office:value-type="float" office:value="17493" calcext:value-type="float">
            <text:p>17493</text:p>
          </table:table-cell>
          <table:table-cell office:value-type="float" office:value="1048.85714285714" calcext:value-type="float">
            <text:p>1048.85714285714</text:p>
          </table:table-cell>
          <table:table-cell office:value-type="float" office:value="165.285714285714" calcext:value-type="float">
            <text:p>165.285714285714</text:p>
          </table:table-cell>
          <table:table-cell table:formula="of:=[.A31]/[.C31]" office:value-type="float" office:value="105.834917891098" calcext:value-type="float">
            <text:p>105.834917891098</text:p>
          </table:table-cell>
          <table:table-cell table:number-columns-repeated="8"/>
        </table:table-row>
        <table:table-row table:style-name="ro1">
          <table:table-cell office:value-type="float" office:value="33635" calcext:value-type="float">
            <text:p>33635</text:p>
          </table:table-cell>
          <table:table-cell office:value-type="float" office:value="1780.42857142857" calcext:value-type="float">
            <text:p>1780.42857142857</text:p>
          </table:table-cell>
          <table:table-cell office:value-type="float" office:value="297.714285714286" calcext:value-type="float">
            <text:p>297.714285714286</text:p>
          </table:table-cell>
          <table:table-cell table:formula="of:=[.A32]/[.C32]" office:value-type="float" office:value="112.977447216891" calcext:value-type="float">
            <text:p>112.977447216891</text:p>
          </table:table-cell>
          <table:table-cell table:number-columns-repeated="8"/>
        </table:table-row>
        <table:table-row table:style-name="ro1">
          <table:table-cell office:value-type="float" office:value="54998" calcext:value-type="float">
            <text:p>54998</text:p>
          </table:table-cell>
          <table:table-cell office:value-type="float" office:value="2956" calcext:value-type="float">
            <text:p>2956</text:p>
          </table:table-cell>
          <table:table-cell office:value-type="float" office:value="475.285714285714" calcext:value-type="float">
            <text:p>475.285714285714</text:p>
          </table:table-cell>
          <table:table-cell table:formula="of:=[.A33]/[.C33]" office:value-type="float" office:value="115.715659753532" calcext:value-type="float">
            <text:p>115.715659753532</text:p>
          </table:table-cell>
          <table:table-cell table:number-columns-repeated="8"/>
        </table:table-row>
        <table:table-row table:style-name="ro1">
          <table:table-cell office:value-type="float" office:value="82788" calcext:value-type="float">
            <text:p>82788</text:p>
          </table:table-cell>
          <table:table-cell office:value-type="float" office:value="4731.71428571429" calcext:value-type="float">
            <text:p>4731.71428571429</text:p>
          </table:table-cell>
          <table:table-cell office:value-type="float" office:value="757.714285714286" calcext:value-type="float">
            <text:p>757.714285714286</text:p>
          </table:table-cell>
          <table:table-cell table:formula="of:=[.A34]/[.C34]" office:value-type="float" office:value="109.260180995475" calcext:value-type="float">
            <text:p>109.260180995475</text:p>
          </table:table-cell>
          <table:table-cell table:number-columns-repeated="8"/>
        </table:table-row>
        <table:table-row table:style-name="ro1">
          <table:table-cell office:value-type="float" office:value="82460" calcext:value-type="float">
            <text:p>82460</text:p>
          </table:table-cell>
          <table:table-cell office:value-type="float" office:value="6750.57142857143" calcext:value-type="float">
            <text:p>6750.57142857143</text:p>
          </table:table-cell>
          <table:table-cell office:value-type="float" office:value="935" calcext:value-type="float">
            <text:p>935</text:p>
          </table:table-cell>
          <table:table-cell table:formula="of:=[.A35]/[.C35]" office:value-type="float" office:value="88.192513368984" calcext:value-type="float">
            <text:p>88.192513368984</text:p>
          </table:table-cell>
          <table:table-cell table:number-columns-repeated="8"/>
        </table:table-row>
        <table:table-row table:style-name="ro1">
          <table:table-cell office:value-type="float" office:value="73161" calcext:value-type="float">
            <text:p>73161</text:p>
          </table:table-cell>
          <table:table-cell office:value-type="float" office:value="7960.57142857143" calcext:value-type="float">
            <text:p>7960.57142857143</text:p>
          </table:table-cell>
          <table:table-cell office:value-type="float" office:value="854.142857142857" calcext:value-type="float">
            <text:p>854.142857142857</text:p>
          </table:table-cell>
          <table:table-cell table:formula="of:=[.A36]/[.C36]" office:value-type="float" office:value="85.6542900150527" calcext:value-type="float">
            <text:p>85.6542900150527</text:p>
          </table:table-cell>
          <table:table-cell table:number-columns-repeated="8"/>
        </table:table-row>
        <table:table-row table:style-name="ro1">
          <table:table-cell office:value-type="float" office:value="45341" calcext:value-type="float">
            <text:p>45341</text:p>
          </table:table-cell>
          <table:table-cell office:value-type="float" office:value="7303.57142857143" calcext:value-type="float">
            <text:p>7303.57142857143</text:p>
          </table:table-cell>
          <table:table-cell office:value-type="float" office:value="689.428571428571" calcext:value-type="float">
            <text:p>689.428571428571</text:p>
          </table:table-cell>
          <table:table-cell table:formula="of:=[.A37]/[.C37]" office:value-type="float" office:value="65.7660588479072" calcext:value-type="float">
            <text:p>65.7660588479072</text:p>
          </table:table-cell>
          <table:table-cell table:number-columns-repeated="8"/>
        </table:table-row>
        <table:table-row table:style-name="ro1">
          <table:table-cell office:value-type="float" office:value="32153" calcext:value-type="float">
            <text:p>32153</text:p>
          </table:table-cell>
          <table:table-cell office:value-type="float" office:value="6238.71428571429" calcext:value-type="float">
            <text:p>6238.71428571429</text:p>
          </table:table-cell>
          <table:table-cell office:value-type="float" office:value="505" calcext:value-type="float">
            <text:p>505</text:p>
          </table:table-cell>
          <table:table-cell table:formula="of:=[.A38]/[.C38]" office:value-type="float" office:value="63.6693069306931" calcext:value-type="float">
            <text:p>63.6693069306931</text:p>
          </table:table-cell>
          <table:table-cell table:number-columns-repeated="8"/>
        </table:table-row>
        <table:table-row table:style-name="ro1">
          <table:table-cell office:value-type="float" office:value="27412" calcext:value-type="float">
            <text:p>27412</text:p>
          </table:table-cell>
          <table:table-cell office:value-type="float" office:value="5227.14285714286" calcext:value-type="float">
            <text:p>5227.14285714286</text:p>
          </table:table-cell>
          <table:table-cell office:value-type="float" office:value="433.285714285714" calcext:value-type="float">
            <text:p>433.285714285714</text:p>
          </table:table-cell>
          <table:table-cell table:formula="of:=[.A39]/[.C39]" office:value-type="float" office:value="63.2654137817343" calcext:value-type="float">
            <text:p>63.2654137817343</text:p>
          </table:table-cell>
          <table:table-cell table:number-columns-repeated="8"/>
        </table:table-row>
        <table:table-row table:style-name="ro1">
          <table:table-cell office:value-type="float" office:value="26915" calcext:value-type="float">
            <text:p>26915</text:p>
          </table:table-cell>
          <table:table-cell office:value-type="float" office:value="4532.42857142857" calcext:value-type="float">
            <text:p>4532.42857142857</text:p>
          </table:table-cell>
          <table:table-cell office:value-type="float" office:value="424" calcext:value-type="float">
            <text:p>424</text:p>
          </table:table-cell>
          <table:table-cell table:formula="of:=[.A40]/[.C40]" office:value-type="float" office:value="63.4787735849057" calcext:value-type="float">
            <text:p>63.4787735849057</text:p>
          </table:table-cell>
          <table:table-cell table:number-columns-repeated="8"/>
        </table:table-row>
        <table:table-row table:style-name="ro1">
          <table:table-cell office:value-type="float" office:value="33891" calcext:value-type="float">
            <text:p>33891</text:p>
          </table:table-cell>
          <table:table-cell office:value-type="float" office:value="4420.71428571429" calcext:value-type="float">
            <text:p>4420.71428571429</text:p>
          </table:table-cell>
          <table:table-cell office:value-type="float" office:value="450.857142857143" calcext:value-type="float">
            <text:p>450.857142857143</text:p>
          </table:table-cell>
          <table:table-cell table:formula="of:=[.A41]/[.C41]" office:value-type="float" office:value="75.1701520912547" calcext:value-type="float">
            <text:p>75.1701520912547</text:p>
          </table:table-cell>
          <table:table-cell table:number-columns-repeated="8"/>
        </table:table-row>
        <table:table-row table:style-name="ro1">
          <table:table-cell office:value-type="float" office:value="45894" calcext:value-type="float">
            <text:p>45894</text:p>
          </table:table-cell>
          <table:table-cell office:value-type="float" office:value="4670.71428571429" calcext:value-type="float">
            <text:p>4670.71428571429</text:p>
          </table:table-cell>
          <table:table-cell office:value-type="float" office:value="476.857142857143" calcext:value-type="float">
            <text:p>476.857142857143</text:p>
          </table:table-cell>
          <table:table-cell table:formula="of:=[.A42]/[.C42]" office:value-type="float" office:value="96.2426602756141" calcext:value-type="float">
            <text:p>96.2426602756141</text:p>
          </table:table-cell>
          <table:table-cell table:number-columns-repeated="8"/>
        </table:table-row>
        <table:table-row table:style-name="ro1">
          <table:table-cell office:value-type="float" office:value="46470" calcext:value-type="float">
            <text:p>46470</text:p>
          </table:table-cell>
          <table:table-cell office:value-type="float" office:value="4685" calcext:value-type="float">
            <text:p>4685</text:p>
          </table:table-cell>
          <table:table-cell office:value-type="float" office:value="510.857142857143" calcext:value-type="float">
            <text:p>510.857142857143</text:p>
          </table:table-cell>
          <table:table-cell table:formula="of:=[.A43]/[.C43]" office:value-type="float" office:value="90.9647651006711" calcext:value-type="float">
            <text:p>90.9647651006711</text:p>
          </table:table-cell>
          <table:table-cell table:number-columns-repeated="8"/>
        </table:table-row>
        <table:table-row table:style-name="ro1">
          <table:table-cell office:value-type="float" office:value="72065" calcext:value-type="float">
            <text:p>72065</text:p>
          </table:table-cell>
          <table:table-cell office:value-type="float" office:value="5802.28571428571" calcext:value-type="float">
            <text:p>5802.28571428571</text:p>
          </table:table-cell>
          <table:table-cell office:value-type="float" office:value="744.857142857143" calcext:value-type="float">
            <text:p>744.857142857143</text:p>
          </table:table-cell>
          <table:table-cell table:formula="of:=[.A44]/[.C44]" office:value-type="float" office:value="96.7500958956655" calcext:value-type="float">
            <text:p>96.7500958956655</text:p>
          </table:table-cell>
          <table:table-cell table:number-columns-repeated="8"/>
        </table:table-row>
        <table:table-row table:style-name="ro1">
          <table:table-cell office:value-type="float" office:value="88341" calcext:value-type="float">
            <text:p>88341</text:p>
          </table:table-cell>
          <table:table-cell office:value-type="float" office:value="7144.71428571429" calcext:value-type="float">
            <text:p>7144.71428571429</text:p>
          </table:table-cell>
          <table:table-cell office:value-type="float" office:value="840.714285714286" calcext:value-type="float">
            <text:p>840.714285714286</text:p>
          </table:table-cell>
          <table:table-cell table:formula="of:=[.A45]/[.C45]" office:value-type="float" office:value="105.078504672897" calcext:value-type="float">
            <text:p>105.078504672897</text:p>
          </table:table-cell>
          <table:table-cell table:number-columns-repeated="8"/>
        </table:table-row>
        <table:table-row table:style-name="ro1">
          <table:table-cell office:value-type="float" office:value="56058" calcext:value-type="float">
            <text:p>56058</text:p>
          </table:table-cell>
          <table:table-cell office:value-type="float" office:value="7146.42857142857" calcext:value-type="float">
            <text:p>7146.42857142857</text:p>
          </table:table-cell>
          <table:table-cell office:value-type="float" office:value="683.571428571429" calcext:value-type="float">
            <text:p>683.571428571429</text:p>
          </table:table-cell>
          <table:table-cell table:formula="of:=[.A46]/[.C46]" office:value-type="float" office:value="82.0075235109717" calcext:value-type="float">
            <text:p>82.0075235109717</text:p>
          </table:table-cell>
          <table:table-cell table:number-columns-repeated="8"/>
        </table:table-row>
        <table:table-row table:style-name="ro1">
          <table:table-cell office:value-type="float" office:value="47780" calcext:value-type="float">
            <text:p>47780</text:p>
          </table:table-cell>
          <table:table-cell office:value-type="float" office:value="6484.14285714286" calcext:value-type="float">
            <text:p>6484.14285714286</text:p>
          </table:table-cell>
          <table:table-cell office:value-type="float" office:value="590.285714285714" calcext:value-type="float">
            <text:p>590.285714285714</text:p>
          </table:table-cell>
          <table:table-cell table:formula="of:=[.A47]/[.C47]" office:value-type="float" office:value="80.94385285576" calcext:value-type="float">
            <text:p>80.94385285576</text:p>
          </table:table-cell>
          <table:table-cell table:number-columns-repeated="8"/>
        </table:table-row>
        <table:table-row table:style-name="ro1">
          <table:table-cell office:value-type="float" office:value="47086" calcext:value-type="float">
            <text:p>47086</text:p>
          </table:table-cell>
          <table:table-cell office:value-type="float" office:value="6036.14285714286" calcext:value-type="float">
            <text:p>6036.14285714286</text:p>
          </table:table-cell>
          <table:table-cell office:value-type="float" office:value="553" calcext:value-type="float">
            <text:p>553</text:p>
          </table:table-cell>
          <table:table-cell table:formula="of:=[.A48]/[.C48]" office:value-type="float" office:value="85.1464737793852" calcext:value-type="float">
            <text:p>85.1464737793852</text:p>
          </table:table-cell>
          <table:table-cell table:number-columns-repeated="8"/>
        </table:table-row>
        <table:table-row table:style-name="ro1">
          <table:table-cell office:value-type="float" office:value="49769" calcext:value-type="float">
            <text:p>49769</text:p>
          </table:table-cell>
          <table:table-cell office:value-type="float" office:value="5891.85714285714" calcext:value-type="float">
            <text:p>5891.85714285714</text:p>
          </table:table-cell>
          <table:table-cell office:value-type="float" office:value="584.285714285714" calcext:value-type="float">
            <text:p>584.285714285714</text:p>
          </table:table-cell>
          <table:table-cell table:formula="of:=[.A49]/[.C49]" office:value-type="float" office:value="85.179217603912" calcext:value-type="float">
            <text:p>85.179217603912</text:p>
          </table:table-cell>
          <table:table-cell table:number-columns-repeated="8"/>
        </table:table-row>
        <table:table-row table:style-name="ro1">
          <table:table-cell office:value-type="float" office:value="53173" calcext:value-type="float">
            <text:p>53173</text:p>
          </table:table-cell>
          <table:table-cell office:value-type="float" office:value="5999.28571428571" calcext:value-type="float">
            <text:p>5999.28571428571</text:p>
          </table:table-cell>
          <table:table-cell office:value-type="float" office:value="591.571428571429" calcext:value-type="float">
            <text:p>591.571428571429</text:p>
          </table:table-cell>
          <table:table-cell table:formula="of:=[.A50]/[.C50]" office:value-type="float" office:value="89.8843274571359" calcext:value-type="float">
            <text:p>89.8843274571359</text:p>
          </table:table-cell>
          <table:table-cell table:number-columns-repeated="8"/>
        </table:table-row>
        <table:table-row table:style-name="ro1">
          <table:table-cell office:value-type="float" office:value="65975" calcext:value-type="float">
            <text:p>65975</text:p>
          </table:table-cell>
          <table:table-cell office:value-type="float" office:value="6377.14285714286" calcext:value-type="float">
            <text:p>6377.14285714286</text:p>
          </table:table-cell>
          <table:table-cell office:value-type="float" office:value="700" calcext:value-type="float">
            <text:p>700</text:p>
          </table:table-cell>
          <table:table-cell table:formula="of:=[.A51]/[.C51]" office:value-type="float" office:value="94.25" calcext:value-type="float">
            <text:p>94.25</text:p>
          </table:table-cell>
          <table:table-cell table:number-columns-repeated="8"/>
        </table:table-row>
        <table:table-row table:style-name="ro1">
          <table:table-cell office:value-type="float" office:value="82459" calcext:value-type="float">
            <text:p>82459</text:p>
          </table:table-cell>
          <table:table-cell office:value-type="float" office:value="7172.85714285714" calcext:value-type="float">
            <text:p>7172.85714285714</text:p>
          </table:table-cell>
          <table:table-cell office:value-type="float" office:value="822.857142857143" calcext:value-type="float">
            <text:p>822.857142857143</text:p>
          </table:table-cell>
          <table:table-cell table:formula="of:=[.A52]/[.C52]" office:value-type="float" office:value="100.210590277778" calcext:value-type="float">
            <text:p>100.210590277778</text:p>
          </table:table-cell>
          <table:table-cell table:number-columns-repeated="8"/>
        </table:table-row>
        <table:table-row table:style-name="ro1">
          <table:table-cell office:value-type="float" office:value="84863" calcext:value-type="float">
            <text:p>84863</text:p>
          </table:table-cell>
          <table:table-cell office:value-type="float" office:value="8297.42857142857" calcext:value-type="float">
            <text:p>8297.42857142857</text:p>
          </table:table-cell>
          <table:table-cell office:value-type="float" office:value="899.857142857143" calcext:value-type="float">
            <text:p>899.857142857143</text:p>
          </table:table-cell>
          <table:table-cell table:formula="of:=[.A53]/[.C53]" office:value-type="float" office:value="94.3071916177171" calcext:value-type="float">
            <text:p>94.3071916177171</text:p>
          </table:table-cell>
          <table:table-cell table:number-columns-repeated="8"/>
        </table:table-row>
        <table:table-row table:style-name="ro1">
          <table:table-cell office:value-type="float" office:value="76684" calcext:value-type="float">
            <text:p>76684</text:p>
          </table:table-cell>
          <table:table-cell office:value-type="float" office:value="8900.57142857143" calcext:value-type="float">
            <text:p>8900.57142857143</text:p>
          </table:table-cell>
          <table:table-cell office:value-type="float" office:value="916.857142857143" calcext:value-type="float">
            <text:p>916.857142857143</text:p>
          </table:table-cell>
          <table:table-cell table:formula="of:=[.A54]/[.C54]" office:value-type="float" office:value="83.6378934247429" calcext:value-type="float">
            <text:p>83.6378934247429</text:p>
          </table:table-cell>
          <table:table-cell table:number-columns-repeated="8"/>
        </table:table-row>
        <table:table-row table:style-name="ro1">
          <table:table-cell office:value-type="float" office:value="64569" calcext:value-type="float">
            <text:p>64569</text:p>
          </table:table-cell>
          <table:table-cell office:value-type="float" office:value="9027.42857142857" calcext:value-type="float">
            <text:p>9027.42857142857</text:p>
          </table:table-cell>
          <table:table-cell office:value-type="float" office:value="810.142857142857" calcext:value-type="float">
            <text:p>810.142857142857</text:p>
          </table:table-cell>
          <table:table-cell table:formula="of:=[.A55]/[.C55]" office:value-type="float" office:value="79.700758243696" calcext:value-type="float">
            <text:p>79.700758243696</text:p>
          </table:table-cell>
          <table:table-cell table:number-columns-repeated="8"/>
        </table:table-row>
        <table:table-row table:style-name="ro1">
          <table:table-cell office:value-type="float" office:value="48979" calcext:value-type="float">
            <text:p>48979</text:p>
          </table:table-cell>
          <table:table-cell office:value-type="float" office:value="8332.57142857143" calcext:value-type="float">
            <text:p>8332.57142857143</text:p>
          </table:table-cell>
          <table:table-cell office:value-type="float" office:value="716.428571428571" calcext:value-type="float">
            <text:p>716.428571428571</text:p>
          </table:table-cell>
          <table:table-cell table:formula="of:=[.A56]/[.C56]" office:value-type="float" office:value="68.3655034895314" calcext:value-type="float">
            <text:p>68.3655034895314</text:p>
          </table:table-cell>
          <table:table-cell table:number-columns-repeated="8"/>
        </table:table-row>
        <table:table-row table:style-name="ro1">
          <table:table-cell office:value-type="float" office:value="36670" calcext:value-type="float">
            <text:p>36670</text:p>
          </table:table-cell>
          <table:table-cell office:value-type="float" office:value="7301.85714285714" calcext:value-type="float">
            <text:p>7301.85714285714</text:p>
          </table:table-cell>
          <table:table-cell office:value-type="float" office:value="600" calcext:value-type="float">
            <text:p>600</text:p>
          </table:table-cell>
          <table:table-cell table:formula="of:=[.A57]/[.C57]" office:value-type="float" office:value="61.1166666666667" calcext:value-type="float">
            <text:p>61.1166666666667</text:p>
          </table:table-cell>
          <table:table-cell table:number-columns-repeated="8"/>
        </table:table-row>
        <table:table-row table:style-name="ro1">
          <table:table-cell office:value-type="float" office:value="27124" calcext:value-type="float">
            <text:p>27124</text:p>
          </table:table-cell>
          <table:table-cell office:value-type="float" office:value="6305.42857142857" calcext:value-type="float">
            <text:p>6305.42857142857</text:p>
          </table:table-cell>
          <table:table-cell office:value-type="float" office:value="455.428571428571" calcext:value-type="float">
            <text:p>455.428571428571</text:p>
          </table:table-cell>
          <table:table-cell table:formula="of:=[.A58]/[.C58]" office:value-type="float" office:value="59.5570890840653" calcext:value-type="float">
            <text:p>59.5570890840653</text:p>
          </table:table-cell>
          <table:table-cell table:number-columns-repeated="8"/>
        </table:table-row>
        <table:table-row table:style-name="ro1">
          <table:table-cell office:value-type="float" office:value="21319" calcext:value-type="float">
            <text:p>21319</text:p>
          </table:table-cell>
          <table:table-cell office:value-type="float" office:value="4882.71428571429" calcext:value-type="float">
            <text:p>4882.71428571429</text:p>
          </table:table-cell>
          <table:table-cell office:value-type="float" office:value="345.857142857143" calcext:value-type="float">
            <text:p>345.857142857143</text:p>
          </table:table-cell>
          <table:table-cell table:formula="of:=[.A59]/[.C59]" office:value-type="float" office:value="61.6410574142916" calcext:value-type="float">
            <text:p>61.6410574142916</text:p>
          </table:table-cell>
          <table:table-cell table:number-columns-repeated="8"/>
        </table:table-row>
        <table:table-row table:style-name="ro1">
          <table:table-cell office:value-type="float" office:value="17366" calcext:value-type="float">
            <text:p>17366</text:p>
          </table:table-cell>
          <table:table-cell office:value-type="float" office:value="3867.42857142857" calcext:value-type="float">
            <text:p>3867.42857142857</text:p>
          </table:table-cell>
          <table:table-cell office:value-type="float" office:value="276.428571428571" calcext:value-type="float">
            <text:p>276.428571428571</text:p>
          </table:table-cell>
          <table:table-cell table:formula="of:=[.A60]/[.C60]" office:value-type="float" office:value="62.822739018088" calcext:value-type="float">
            <text:p>62.822739018088</text:p>
          </table:table-cell>
          <table:table-cell table:number-columns-repeated="8"/>
        </table:table-row>
        <table:table-row table:style-name="ro1">
          <table:table-cell office:value-type="float" office:value="14311" calcext:value-type="float">
            <text:p>14311</text:p>
          </table:table-cell>
          <table:table-cell office:value-type="float" office:value="2968.28571428571" calcext:value-type="float">
            <text:p>2968.28571428571</text:p>
          </table:table-cell>
          <table:table-cell office:value-type="float" office:value="217" calcext:value-type="float">
            <text:p>217</text:p>
          </table:table-cell>
          <table:table-cell table:formula="of:=[.A61]/[.C61]" office:value-type="float" office:value="65.9493087557604" calcext:value-type="float">
            <text:p>65.9493087557604</text:p>
          </table:table-cell>
          <table:table-cell table:number-columns-repeated="8"/>
        </table:table-row>
        <table:table-row table:style-name="ro1">
          <table:table-cell office:value-type="float" office:value="10761" calcext:value-type="float">
            <text:p>10761</text:p>
          </table:table-cell>
          <table:table-cell office:value-type="float" office:value="2347.85714285714" calcext:value-type="float">
            <text:p>2347.85714285714</text:p>
          </table:table-cell>
          <table:table-cell office:value-type="float" office:value="170.714285714286" calcext:value-type="float">
            <text:p>170.714285714286</text:p>
          </table:table-cell>
          <table:table-cell table:formula="of:=[.A62]/[.C62]" office:value-type="float" office:value="63.0351464435145" calcext:value-type="float">
            <text:p>63.0351464435145</text:p>
          </table:table-cell>
          <table:table-cell table:number-columns-repeated="8"/>
        </table:table-row>
        <table:table-row table:style-name="ro1">
          <table:table-cell office:value-type="float" office:value="7589" calcext:value-type="float">
            <text:p>7589</text:p>
          </table:table-cell>
          <table:table-cell office:value-type="float" office:value="1719" calcext:value-type="float">
            <text:p>1719</text:p>
          </table:table-cell>
          <table:table-cell office:value-type="float" office:value="120.857142857143" calcext:value-type="float">
            <text:p>120.857142857143</text:p>
          </table:table-cell>
          <table:table-cell table:formula="of:=[.A63]/[.C63]" office:value-type="float" office:value="62.7931442080378" calcext:value-type="float">
            <text:p>62.7931442080378</text:p>
          </table:table-cell>
          <table:table-cell table:number-columns-repeated="8"/>
        </table:table-row>
        <table:table-row table:style-name="ro1">
          <table:table-cell office:value-type="float" office:value="4955" calcext:value-type="float">
            <text:p>4955</text:p>
          </table:table-cell>
          <table:table-cell office:value-type="float" office:value="1171.57142857143" calcext:value-type="float">
            <text:p>1171.57142857143</text:p>
          </table:table-cell>
          <table:table-cell office:value-type="float" office:value="71" calcext:value-type="float">
            <text:p>71</text:p>
          </table:table-cell>
          <table:table-cell table:formula="of:=[.A64]/[.C64]" office:value-type="float" office:value="69.7887323943662" calcext:value-type="float">
            <text:p>69.7887323943662</text:p>
          </table:table-cell>
          <table:table-cell table:number-columns-repeated="8"/>
        </table:table-row>
        <table:table-row table:style-name="ro1">
          <table:table-cell office:value-type="float" office:value="3164" calcext:value-type="float">
            <text:p>3164</text:p>
          </table:table-cell>
          <table:table-cell office:value-type="float" office:value="738.857142857143" calcext:value-type="float">
            <text:p>738.857142857143</text:p>
          </table:table-cell>
          <table:table-cell office:value-type="float" office:value="43.2857142857143" calcext:value-type="float">
            <text:p>43.2857142857143</text:p>
          </table:table-cell>
          <table:table-cell table:formula="of:=[.A65]/[.C65]" office:value-type="float" office:value="73.0957095709571" calcext:value-type="float">
            <text:p>73.0957095709571</text:p>
          </table:table-cell>
          <table:table-cell table:number-columns-repeated="8"/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float" office:value="438.857142857143" calcext:value-type="float">
            <text:p>438.857142857143</text:p>
          </table:table-cell>
          <table:table-cell office:value-type="float" office:value="28.1428571428571" calcext:value-type="float">
            <text:p>28.1428571428571</text:p>
          </table:table-cell>
          <table:table-cell table:formula="of:=[.A66]/[.C66]" office:value-type="float" office:value="81.7969543147209" calcext:value-type="float">
            <text:p>81.7969543147209</text:p>
          </table:table-cell>
          <table:table-cell table:number-columns-repeated="8"/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250.571428571429" calcext:value-type="float">
            <text:p>250.571428571429</text:p>
          </table:table-cell>
          <table:table-cell office:value-type="float" office:value="14.2857142857143" calcext:value-type="float">
            <text:p>14.2857142857143</text:p>
          </table:table-cell>
          <table:table-cell table:formula="of:=[.A67]/[.C67]" office:value-type="float" office:value="96.9499999999999" calcext:value-type="float">
            <text:p>96.9499999999999</text:p>
          </table:table-cell>
          <table:table-cell table:number-columns-repeated="8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31.428571428571" calcext:value-type="float">
            <text:p>131.428571428571</text:p>
          </table:table-cell>
          <table:table-cell office:value-type="float" office:value="10.1428571428571" calcext:value-type="float">
            <text:p>10.1428571428571</text:p>
          </table:table-cell>
          <table:table-cell table:formula="of:=[.A68]/[.C68]" office:value-type="float" office:value="89.422535211268" calcext:value-type="float">
            <text:p>89.422535211268</text:p>
          </table:table-cell>
          <table:table-cell table:number-columns-repeated="8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81.7142857142857" calcext:value-type="float">
            <text:p>81.7142857142857</text:p>
          </table:table-cell>
          <table:table-cell office:value-type="float" office:value="5.14285714285714" calcext:value-type="float">
            <text:p>5.14285714285714</text:p>
          </table:table-cell>
          <table:table-cell table:formula="of:=[.A69]/[.C69]" office:value-type="float" office:value="127.166666666667" calcext:value-type="float">
            <text:p>127.166666666667</text:p>
          </table:table-cell>
          <table:table-cell table:number-columns-repeated="8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52.1428571428571" calcext:value-type="float">
            <text:p>52.1428571428571</text:p>
          </table:table-cell>
          <table:table-cell office:value-type="float" office:value="4.14285714285714" calcext:value-type="float">
            <text:p>4.14285714285714</text:p>
          </table:table-cell>
          <table:table-cell table:formula="of:=[.A70]/[.C70]" office:value-type="float" office:value="233.413793103448" calcext:value-type="float">
            <text:p>233.413793103448</text:p>
          </table:table-cell>
          <table:table-cell table:number-columns-repeated="8"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32" calcext:value-type="float">
            <text:p>32</text:p>
          </table:table-cell>
          <table:table-cell office:value-type="float" office:value="19354" calcext:value-type="float">
            <text:p>19354</text:p>
          </table:table-cell>
          <table:table-cell table:formula="of:=[.A71]/[.C71]" office:value-type="float" office:value="0.0657228479900796" calcext:value-type="float">
            <text:p>0.06572284799008</text:p>
          </table:table-cell>
          <table:table-cell table:number-columns-repeated="8"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28.1428571428571" calcext:value-type="float">
            <text:p>28.1428571428571</text:p>
          </table:table-cell>
          <table:table-cell office:value-type="float" office:value="19360" calcext:value-type="float">
            <text:p>19360</text:p>
          </table:table-cell>
          <table:table-cell table:formula="of:=[.A72]/[.C72]" office:value-type="float" office:value="0.0805785123966942" calcext:value-type="float">
            <text:p>0.080578512396694</text:p>
          </table:table-cell>
          <table:table-cell table:number-columns-repeated="8"/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44.4285714285714" calcext:value-type="float">
            <text:p>44.4285714285714</text:p>
          </table:table-cell>
          <table:table-cell office:value-type="float" office:value="5.71428571428571" calcext:value-type="float">
            <text:p>5.71428571428571</text:p>
          </table:table-cell>
          <table:table-cell table:formula="of:=[.A73]/[.C73]" office:value-type="float" office:value="229.075" calcext:value-type="float">
            <text:p>229.075</text:p>
          </table:table-cell>
          <table:table-cell table:number-columns-repeated="8"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57.7142857142857" calcext:value-type="float">
            <text:p>57.7142857142857</text:p>
          </table:table-cell>
          <table:table-cell office:value-type="float" office:value="7.42857142857143" calcext:value-type="float">
            <text:p>7.42857142857143</text:p>
          </table:table-cell>
          <table:table-cell table:formula="of:=[.A74]/[.C74]" office:value-type="float" office:value="153.192307692308" calcext:value-type="float">
            <text:p>153.192307692308</text:p>
          </table:table-cell>
          <table:table-cell table:number-columns-repeated="8"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58.2857142857143" calcext:value-type="float">
            <text:p>58.2857142857143</text:p>
          </table:table-cell>
          <table:table-cell office:value-type="float" office:value="6.57142857142857" calcext:value-type="float">
            <text:p>6.57142857142857</text:p>
          </table:table-cell>
          <table:table-cell table:formula="of:=[.A75]/[.C75]" office:value-type="float" office:value="176.217391304348" calcext:value-type="float">
            <text:p>176.217391304348</text:p>
          </table:table-cell>
          <table:table-cell office:value-type="string" calcext:value-type="string">
            <text:p>trishold</text:p>
          </table:table-cell>
          <table:table-cell office:value-type="float" office:value="90000" calcext:value-type="float">
            <text:p>90000</text:p>
          </table:table-cell>
          <table:table-cell table:number-columns-repeated="4"/>
          <table:table-cell office:value-type="string" calcext:value-type="string">
            <text:p>fit</text:p>
          </table:table-cell>
          <table:table-cell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62" calcext:value-type="float">
            <text:p>62</text:p>
          </table:table-cell>
          <table:table-cell office:value-type="float" office:value="6.14285714285714" calcext:value-type="float">
            <text:p>6.14285714285714</text:p>
          </table:table-cell>
          <table:table-cell table:formula="of:=[.A76]/[.C76]" office:value-type="float" office:value="201.046511627907" calcext:value-type="float">
            <text:p>201.046511627907</text:p>
          </table:table-cell>
          <table:table-cell table:number-columns-repeated="2" office:value-type="string" calcext:value-type="string">
            <text:p>xy</text:p>
          </table:table-cell>
          <table:table-cell office:value-type="string" calcext:value-type="string">
            <text:p>up to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gamma1 x</text:p>
          </table:table-cell>
          <table:table-cell office:value-type="string" calcext:value-type="string">
            <text:p>jubj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70.4285714285714" calcext:value-type="float">
            <text:p>70.4285714285714</text:p>
          </table:table-cell>
          <table:table-cell office:value-type="float" office:value="8.14285714285714" calcext:value-type="float">
            <text:p>8.14285714285714</text:p>
          </table:table-cell>
          <table:table-cell table:formula="of:=[.A77]/[.C77]" office:value-type="float" office:value="154.859649122807" calcext:value-type="float">
            <text:p>154.859649122807</text:p>
          </table:table-cell>
          <table:table-cell table:style-name="ce1" table:formula="of:=IF([.A77]&lt;[.$F$75];[.A77]*[.C77];&quot;&quot;)" office:value-type="float" office:value="10268.1428571429" calcext:value-type="float">
            <text:p>10268.1428571429</text:p>
          </table:table-cell>
          <table:table-cell table:formula="of:=IF([.A77]&lt;[.$F$75];[.A77]*[.A77];&quot;&quot;)" office:value-type="float" office:value="1590121" calcext:value-type="float">
            <text:p>1590121</text:p>
          </table:table-cell>
          <table:table-cell table:formula="of:=IF([.A77]&lt;[.$F$75];&quot;&quot;;[.A77]-[.$F$75])">
            <text:p/>
          </table:table-cell>
          <table:table-cell table:formula="of:=IF([.A77]&lt;[.$F$75];&quot;&quot;;[.C77]-[.$F$75]*[.$E$96])">
            <text:p/>
          </table:table-cell>
          <table:table-cell table:style-name="ce1" table:formula="of:=IF([.G77]=&quot;&quot;;&quot;&quot;;[.G77]*[.H77])">
            <text:p/>
          </table:table-cell>
          <table:table-cell table:formula="of:=IF([.G77]=&quot;&quot;;&quot;&quot;;[.G77]*[.G77])">
            <text:p/>
          </table:table-cell>
          <table:table-cell table:formula="of:=[.$E$96]*[.A77]" office:value-type="float" office:value="7.92008598830617" calcext:value-type="float">
            <text:p>7.92008598830617</text:p>
          </table:table-cell>
          <table:table-cell table:formula="of:=[.K77]-MAX([.K77]-[.$E$98];0)*[.$E$99]" office:value-type="float" office:value="7.92008598830617" calcext:value-type="float">
            <text:p>7.92008598830617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67" calcext:value-type="float">
            <text:p>67</text:p>
          </table:table-cell>
          <table:table-cell office:value-type="float" office:value="7.71428571428571" calcext:value-type="float">
            <text:p>7.71428571428571</text:p>
          </table:table-cell>
          <table:table-cell table:formula="of:=[.A78]/[.C78]" office:value-type="float" office:value="166.055555555556" calcext:value-type="float">
            <text:p>166.055555555556</text:p>
          </table:table-cell>
          <table:table-cell table:style-name="ce1" table:formula="of:=IF([.A78]&lt;[.$F$75];[.A78]*[.C78];&quot;&quot;)" office:value-type="float" office:value="9881.99999999999" calcext:value-type="float">
            <text:p>9881.99999999999</text:p>
          </table:table-cell>
          <table:table-cell table:formula="of:=IF([.A78]&lt;[.$F$75];[.A78]*[.A78];&quot;&quot;)" office:value-type="float" office:value="1640961" calcext:value-type="float">
            <text:p>1640961</text:p>
          </table:table-cell>
          <table:table-cell table:formula="of:=IF([.A78]&lt;[.$F$75];&quot;&quot;;[.A78]-[.$F$75])">
            <text:p/>
          </table:table-cell>
          <table:table-cell table:formula="of:=IF([.A78]&lt;[.$F$75];&quot;&quot;;[.C78]-[.$F$75]*[.$E$96])">
            <text:p/>
          </table:table-cell>
          <table:table-cell table:style-name="ce1" table:formula="of:=IF([.G78]=&quot;&quot;;&quot;&quot;;[.G78]*[.H78])">
            <text:p/>
          </table:table-cell>
          <table:table-cell table:formula="of:=IF([.G78]=&quot;&quot;;&quot;&quot;;[.G78]*[.G78])">
            <text:p/>
          </table:table-cell>
          <table:table-cell table:formula="of:=[.$E$96]*[.A78]" office:value-type="float" office:value="8.0457019437115" calcext:value-type="float">
            <text:p>8.0457019437115</text:p>
          </table:table-cell>
          <table:table-cell table:formula="of:=[.K78]-MAX([.K78]-[.$E$98];0)*[.$E$99]" office:value-type="float" office:value="8.0457019437115" calcext:value-type="float">
            <text:p>8.0457019437115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60.8571428571429" calcext:value-type="float">
            <text:p>60.8571428571429</text:p>
          </table:table-cell>
          <table:table-cell office:value-type="float" office:value="8.85714285714286" calcext:value-type="float">
            <text:p>8.85714285714286</text:p>
          </table:table-cell>
          <table:table-cell table:formula="of:=[.A79]/[.C79]" office:value-type="float" office:value="194.983870967742" calcext:value-type="float">
            <text:p>194.983870967742</text:p>
          </table:table-cell>
          <table:table-cell table:style-name="ce1" table:formula="of:=IF([.A79]&lt;[.$F$75];[.A79]*[.C79];&quot;&quot;)" office:value-type="float" office:value="15296.2857142857" calcext:value-type="float">
            <text:p>15296.2857142857</text:p>
          </table:table-cell>
          <table:table-cell table:formula="of:=IF([.A79]&lt;[.$F$75];[.A79]*[.A79];&quot;&quot;)" office:value-type="float" office:value="2982529" calcext:value-type="float">
            <text:p>2982529</text:p>
          </table:table-cell>
          <table:table-cell table:formula="of:=IF([.A79]&lt;[.$F$75];&quot;&quot;;[.A79]-[.$F$75])">
            <text:p/>
          </table:table-cell>
          <table:table-cell table:formula="of:=IF([.A79]&lt;[.$F$75];&quot;&quot;;[.C79]-[.$F$75]*[.$E$96])">
            <text:p/>
          </table:table-cell>
          <table:table-cell table:style-name="ce1" table:formula="of:=IF([.G79]=&quot;&quot;;&quot;&quot;;[.G79]*[.H79])">
            <text:p/>
          </table:table-cell>
          <table:table-cell table:formula="of:=IF([.G79]=&quot;&quot;;&quot;&quot;;[.G79]*[.G79])">
            <text:p/>
          </table:table-cell>
          <table:table-cell table:formula="of:=[.$E$96]*[.A79]" office:value-type="float" office:value="10.8469377492504" calcext:value-type="float">
            <text:p>10.8469377492504</text:p>
          </table:table-cell>
          <table:table-cell table:formula="of:=[.K79]-MAX([.K79]-[.$E$98];0)*[.$E$99]" office:value-type="float" office:value="10.8469377492504" calcext:value-type="float">
            <text:p>10.8469377492504</text:p>
          </table:table-cell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100.714285714286" calcext:value-type="float">
            <text:p>100.714285714286</text:p>
          </table:table-cell>
          <table:table-cell office:value-type="float" office:value="13.7142857142857" calcext:value-type="float">
            <text:p>13.7142857142857</text:p>
          </table:table-cell>
          <table:table-cell table:formula="of:=[.A80]/[.C80]" office:value-type="float" office:value="187.322916666667" calcext:value-type="float">
            <text:p>187.322916666667</text:p>
          </table:table-cell>
          <table:table-cell table:style-name="ce1" table:formula="of:=IF([.A80]&lt;[.$F$75];[.A80]*[.C80];&quot;&quot;)" office:value-type="float" office:value="35232" calcext:value-type="float">
            <text:p>35232</text:p>
          </table:table-cell>
          <table:table-cell table:formula="of:=IF([.A80]&lt;[.$F$75];[.A80]*[.A80];&quot;&quot;)" office:value-type="float" office:value="6599761" calcext:value-type="float">
            <text:p>6599761</text:p>
          </table:table-cell>
          <table:table-cell table:formula="of:=IF([.A80]&lt;[.$F$75];&quot;&quot;;[.A80]-[.$F$75])">
            <text:p/>
          </table:table-cell>
          <table:table-cell table:formula="of:=IF([.A80]&lt;[.$F$75];&quot;&quot;;[.C80]-[.$F$75]*[.$E$96])">
            <text:p/>
          </table:table-cell>
          <table:table-cell table:style-name="ce1" table:formula="of:=IF([.G80]=&quot;&quot;;&quot;&quot;;[.G80]*[.H80])">
            <text:p/>
          </table:table-cell>
          <table:table-cell table:formula="of:=IF([.G80]=&quot;&quot;;&quot;&quot;;[.G80]*[.G80])">
            <text:p/>
          </table:table-cell>
          <table:table-cell table:formula="of:=[.$E$96]*[.A80]" office:value-type="float" office:value="16.1353694718149" calcext:value-type="float">
            <text:p>16.1353694718149</text:p>
          </table:table-cell>
          <table:table-cell table:formula="of:=[.K80]-MAX([.K80]-[.$E$98];0)*[.$E$99]" office:value-type="float" office:value="16.1353694718149" calcext:value-type="float">
            <text:p>16.1353694718149</text:p>
          </table:table-cell>
        </table:table-row>
        <table:table-row table:style-name="ro1">
          <table:table-cell office:value-type="float" office:value="3003" calcext:value-type="float">
            <text:p>3003</text:p>
          </table:table-cell>
          <table:table-cell office:value-type="float" office:value="160.714285714286" calcext:value-type="float">
            <text:p>160.714285714286</text:p>
          </table:table-cell>
          <table:table-cell office:value-type="float" office:value="21" calcext:value-type="float">
            <text:p>21</text:p>
          </table:table-cell>
          <table:table-cell table:formula="of:=[.A81]/[.C81]" office:value-type="float" office:value="143" calcext:value-type="float">
            <text:p>143</text:p>
          </table:table-cell>
          <table:table-cell table:style-name="ce1" table:formula="of:=IF([.A81]&lt;[.$F$75];[.A81]*[.C81];&quot;&quot;)" office:value-type="float" office:value="63063" calcext:value-type="float">
            <text:p>63063</text:p>
          </table:table-cell>
          <table:table-cell table:formula="of:=IF([.A81]&lt;[.$F$75];[.A81]*[.A81];&quot;&quot;)" office:value-type="float" office:value="9018009" calcext:value-type="float">
            <text:p>9018009</text:p>
          </table:table-cell>
          <table:table-cell table:formula="of:=IF([.A81]&lt;[.$F$75];&quot;&quot;;[.A81]-[.$F$75])">
            <text:p/>
          </table:table-cell>
          <table:table-cell table:formula="of:=IF([.A81]&lt;[.$F$75];&quot;&quot;;[.C81]-[.$F$75]*[.$E$96])">
            <text:p/>
          </table:table-cell>
          <table:table-cell table:style-name="ce1" table:formula="of:=IF([.G81]=&quot;&quot;;&quot;&quot;;[.G81]*[.H81])">
            <text:p/>
          </table:table-cell>
          <table:table-cell table:formula="of:=IF([.G81]=&quot;&quot;;&quot;&quot;;[.G81]*[.G81])">
            <text:p/>
          </table:table-cell>
          <table:table-cell table:formula="of:=[.$E$96]*[.A81]" office:value-type="float" office:value="18.8612357041106" calcext:value-type="float">
            <text:p>18.8612357041106</text:p>
          </table:table-cell>
          <table:table-cell table:formula="of:=[.K81]-MAX([.K81]-[.$E$98];0)*[.$E$99]" office:value-type="float" office:value="18.8612357041106" calcext:value-type="float">
            <text:p>18.8612357041106</text:p>
          </table:table-cell>
        </table:table-row>
        <table:table-row table:style-name="ro1">
          <table:table-cell office:value-type="float" office:value="3220" calcext:value-type="float">
            <text:p>3220</text:p>
          </table:table-cell>
          <table:table-cell office:value-type="float" office:value="181.428571428571" calcext:value-type="float">
            <text:p>181.428571428571</text:p>
          </table:table-cell>
          <table:table-cell office:value-type="float" office:value="20.1428571428571" calcext:value-type="float">
            <text:p>20.1428571428571</text:p>
          </table:table-cell>
          <table:table-cell table:formula="of:=[.A82]/[.C82]" office:value-type="float" office:value="159.858156028369" calcext:value-type="float">
            <text:p>159.858156028369</text:p>
          </table:table-cell>
          <table:table-cell table:style-name="ce1" table:formula="of:=IF([.A82]&lt;[.$F$75];[.A82]*[.C82];&quot;&quot;)" office:value-type="float" office:value="64859.9999999999" calcext:value-type="float">
            <text:p>64859.9999999999</text:p>
          </table:table-cell>
          <table:table-cell table:formula="of:=IF([.A82]&lt;[.$F$75];[.A82]*[.A82];&quot;&quot;)" office:value-type="float" office:value="10368400" calcext:value-type="float">
            <text:p>10368400</text:p>
          </table:table-cell>
          <table:table-cell table:formula="of:=IF([.A82]&lt;[.$F$75];&quot;&quot;;[.A82]-[.$F$75])">
            <text:p/>
          </table:table-cell>
          <table:table-cell table:formula="of:=IF([.A82]&lt;[.$F$75];&quot;&quot;;[.C82]-[.$F$75]*[.$E$96])">
            <text:p/>
          </table:table-cell>
          <table:table-cell table:style-name="ce1" table:formula="of:=IF([.G82]=&quot;&quot;;&quot;&quot;;[.G82]*[.H82])">
            <text:p/>
          </table:table-cell>
          <table:table-cell table:formula="of:=IF([.G82]=&quot;&quot;;&quot;&quot;;[.G82]*[.G82])">
            <text:p/>
          </table:table-cell>
          <table:table-cell table:formula="of:=[.$E$96]*[.A82]" office:value-type="float" office:value="20.2241688202584" calcext:value-type="float">
            <text:p>20.2241688202584</text:p>
          </table:table-cell>
          <table:table-cell table:formula="of:=[.K82]-MAX([.K82]-[.$E$98];0)*[.$E$99]" office:value-type="float" office:value="20.2241688202584" calcext:value-type="float">
            <text:p>20.2241688202584</text:p>
          </table:table-cell>
        </table:table-row>
        <table:table-row table:style-name="ro1">
          <table:table-cell office:value-type="float" office:value="4465" calcext:value-type="float">
            <text:p>4465</text:p>
          </table:table-cell>
          <table:table-cell office:value-type="float" office:value="233.428571428571" calcext:value-type="float">
            <text:p>233.428571428571</text:p>
          </table:table-cell>
          <table:table-cell office:value-type="float" office:value="27.4285714285714" calcext:value-type="float">
            <text:p>27.4285714285714</text:p>
          </table:table-cell>
          <table:table-cell table:formula="of:=[.A83]/[.C83]" office:value-type="float" office:value="162.786458333334" calcext:value-type="float">
            <text:p>162.786458333334</text:p>
          </table:table-cell>
          <table:table-cell table:style-name="ce1" table:formula="of:=IF([.A83]&lt;[.$F$75];[.A83]*[.C83];&quot;&quot;)" office:value-type="float" office:value="122468.571428571" calcext:value-type="float">
            <text:p>122468.571428571</text:p>
          </table:table-cell>
          <table:table-cell table:formula="of:=IF([.A83]&lt;[.$F$75];[.A83]*[.A83];&quot;&quot;)" office:value-type="float" office:value="19936225" calcext:value-type="float">
            <text:p>19936225</text:p>
          </table:table-cell>
          <table:table-cell table:formula="of:=IF([.A83]&lt;[.$F$75];&quot;&quot;;[.A83]-[.$F$75])">
            <text:p/>
          </table:table-cell>
          <table:table-cell table:formula="of:=IF([.A83]&lt;[.$F$75];&quot;&quot;;[.C83]-[.$F$75]*[.$E$96])">
            <text:p/>
          </table:table-cell>
          <table:table-cell table:style-name="ce1" table:formula="of:=IF([.G83]=&quot;&quot;;&quot;&quot;;[.G83]*[.H83])">
            <text:p/>
          </table:table-cell>
          <table:table-cell table:formula="of:=IF([.G83]=&quot;&quot;;&quot;&quot;;[.G83]*[.G83])">
            <text:p/>
          </table:table-cell>
          <table:table-cell table:formula="of:=[.$E$96]*[.A83]" office:value-type="float" office:value="28.0437620442403" calcext:value-type="float">
            <text:p>28.0437620442403</text:p>
          </table:table-cell>
          <table:table-cell table:formula="of:=[.K83]-MAX([.K83]-[.$E$98];0)*[.$E$99]" office:value-type="float" office:value="28.0437620442403" calcext:value-type="float">
            <text:p>28.0437620442403</text:p>
          </table:table-cell>
        </table:table-row>
        <table:table-row table:style-name="ro1">
          <table:table-cell office:value-type="float" office:value="5920" calcext:value-type="float">
            <text:p>5920</text:p>
          </table:table-cell>
          <table:table-cell office:value-type="float" office:value="310.142857142857" calcext:value-type="float">
            <text:p>310.142857142857</text:p>
          </table:table-cell>
          <table:table-cell office:value-type="float" office:value="41.7142857142857" calcext:value-type="float">
            <text:p>41.7142857142857</text:p>
          </table:table-cell>
          <table:table-cell table:formula="of:=[.A84]/[.C84]" office:value-type="float" office:value="141.917808219178" calcext:value-type="float">
            <text:p>141.917808219178</text:p>
          </table:table-cell>
          <table:table-cell table:style-name="ce1" table:formula="of:=IF([.A84]&lt;[.$F$75];[.A84]*[.C84];&quot;&quot;)" office:value-type="float" office:value="246948.571428571" calcext:value-type="float">
            <text:p>246948.571428571</text:p>
          </table:table-cell>
          <table:table-cell table:formula="of:=IF([.A84]&lt;[.$F$75];[.A84]*[.A84];&quot;&quot;)" office:value-type="float" office:value="35046400" calcext:value-type="float">
            <text:p>35046400</text:p>
          </table:table-cell>
          <table:table-cell table:formula="of:=IF([.A84]&lt;[.$F$75];&quot;&quot;;[.A84]-[.$F$75])">
            <text:p/>
          </table:table-cell>
          <table:table-cell table:formula="of:=IF([.A84]&lt;[.$F$75];&quot;&quot;;[.C84]-[.$F$75]*[.$E$96])">
            <text:p/>
          </table:table-cell>
          <table:table-cell table:style-name="ce1" table:formula="of:=IF([.G84]=&quot;&quot;;&quot;&quot;;[.G84]*[.H84])">
            <text:p/>
          </table:table-cell>
          <table:table-cell table:formula="of:=IF([.G84]=&quot;&quot;;&quot;&quot;;[.G84]*[.G84])">
            <text:p/>
          </table:table-cell>
          <table:table-cell table:formula="of:=[.$E$96]*[.A84]" office:value-type="float" office:value="37.1823227999782" calcext:value-type="float">
            <text:p>37.1823227999782</text:p>
          </table:table-cell>
          <table:table-cell table:formula="of:=[.K84]-MAX([.K84]-[.$E$98];0)*[.$E$99]" office:value-type="float" office:value="37.1823227999782" calcext:value-type="float">
            <text:p>37.1823227999782</text:p>
          </table:table-cell>
        </table:table-row>
        <table:table-row table:style-name="ro1">
          <table:table-cell office:value-type="float" office:value="9559" calcext:value-type="float">
            <text:p>9559</text:p>
          </table:table-cell>
          <table:table-cell office:value-type="float" office:value="461" calcext:value-type="float">
            <text:p>461</text:p>
          </table:table-cell>
          <table:table-cell office:value-type="float" office:value="64" calcext:value-type="float">
            <text:p>64</text:p>
          </table:table-cell>
          <table:table-cell table:formula="of:=[.A85]/[.C85]" office:value-type="float" office:value="149.359375" calcext:value-type="float">
            <text:p>149.359375</text:p>
          </table:table-cell>
          <table:table-cell table:style-name="ce1" table:formula="of:=IF([.A85]&lt;[.$F$75];[.A85]*[.C85];&quot;&quot;)" office:value-type="float" office:value="611776" calcext:value-type="float">
            <text:p>611776</text:p>
          </table:table-cell>
          <table:table-cell table:formula="of:=IF([.A85]&lt;[.$F$75];[.A85]*[.A85];&quot;&quot;)" office:value-type="float" office:value="91374481" calcext:value-type="float">
            <text:p>91374481</text:p>
          </table:table-cell>
          <table:table-cell table:formula="of:=IF([.A85]&lt;[.$F$75];&quot;&quot;;[.A85]-[.$F$75])">
            <text:p/>
          </table:table-cell>
          <table:table-cell table:formula="of:=IF([.A85]&lt;[.$F$75];&quot;&quot;;[.C85]-[.$F$75]*[.$E$96])">
            <text:p/>
          </table:table-cell>
          <table:table-cell table:style-name="ce1" table:formula="of:=IF([.G85]=&quot;&quot;;&quot;&quot;;[.G85]*[.H85])">
            <text:p/>
          </table:table-cell>
          <table:table-cell table:formula="of:=IF([.G85]=&quot;&quot;;&quot;&quot;;[.G85]*[.G85])">
            <text:p/>
          </table:table-cell>
          <table:table-cell table:formula="of:=[.$E$96]*[.A85]" office:value-type="float" office:value="60.0381458859783" calcext:value-type="float">
            <text:p>60.0381458859783</text:p>
          </table:table-cell>
          <table:table-cell table:formula="of:=[.K85]-MAX([.K85]-[.$E$98];0)*[.$E$99]" office:value-type="float" office:value="60.0381458859783" calcext:value-type="float">
            <text:p>60.0381458859783</text:p>
          </table:table-cell>
        </table:table-row>
        <table:table-row table:style-name="ro1">
          <table:table-cell office:value-type="float" office:value="21411" calcext:value-type="float">
            <text:p>21411</text:p>
          </table:table-cell>
          <table:table-cell office:value-type="float" office:value="777" calcext:value-type="float">
            <text:p>777</text:p>
          </table:table-cell>
          <table:table-cell office:value-type="float" office:value="122.857142857143" calcext:value-type="float">
            <text:p>122.857142857143</text:p>
          </table:table-cell>
          <table:table-cell table:formula="of:=[.A86]/[.C86]" office:value-type="float" office:value="174.275581395349" calcext:value-type="float">
            <text:p>174.275581395349</text:p>
          </table:table-cell>
          <table:table-cell table:style-name="ce1" table:formula="of:=IF([.A86]&lt;[.$F$75];[.A86]*[.C86];&quot;&quot;)" office:value-type="float" office:value="2630494.28571429" calcext:value-type="float">
            <text:p>2630494.28571429</text:p>
          </table:table-cell>
          <table:table-cell table:formula="of:=IF([.A86]&lt;[.$F$75];[.A86]*[.A86];&quot;&quot;)" office:value-type="float" office:value="458430921" calcext:value-type="float">
            <text:p>458430921</text:p>
          </table:table-cell>
          <table:table-cell table:formula="of:=IF([.A86]&lt;[.$F$75];&quot;&quot;;[.A86]-[.$F$75])">
            <text:p/>
          </table:table-cell>
          <table:table-cell table:formula="of:=IF([.A86]&lt;[.$F$75];&quot;&quot;;[.C86]-[.$F$75]*[.$E$96])">
            <text:p/>
          </table:table-cell>
          <table:table-cell table:style-name="ce1" table:formula="of:=IF([.G86]=&quot;&quot;;&quot;&quot;;[.G86]*[.H86])">
            <text:p/>
          </table:table-cell>
          <table:table-cell table:formula="of:=IF([.G86]=&quot;&quot;;&quot;&quot;;[.G86]*[.G86])">
            <text:p/>
          </table:table-cell>
          <table:table-cell table:formula="of:=[.$E$96]*[.A86]" office:value-type="float" office:value="134.478161059178" calcext:value-type="float">
            <text:p>134.478161059178</text:p>
          </table:table-cell>
          <table:table-cell table:formula="of:=[.K86]-MAX([.K86]-[.$E$98];0)*[.$E$99]" office:value-type="float" office:value="134.478161059178" calcext:value-type="float">
            <text:p>134.478161059178</text:p>
          </table:table-cell>
        </table:table-row>
        <table:table-row table:style-name="ro1">
          <table:table-cell office:value-type="float" office:value="34126" calcext:value-type="float">
            <text:p>34126</text:p>
          </table:table-cell>
          <table:table-cell office:value-type="float" office:value="1346.28571428571" calcext:value-type="float">
            <text:p>1346.28571428571</text:p>
          </table:table-cell>
          <table:table-cell office:value-type="float" office:value="208" calcext:value-type="float">
            <text:p>208</text:p>
          </table:table-cell>
          <table:table-cell table:formula="of:=[.A87]/[.C87]" office:value-type="float" office:value="164.067307692308" calcext:value-type="float">
            <text:p>164.067307692308</text:p>
          </table:table-cell>
          <table:table-cell table:style-name="ce1" table:formula="of:=IF([.A87]&lt;[.$F$75];[.A87]*[.C87];&quot;&quot;)" office:value-type="float" office:value="7098208" calcext:value-type="float">
            <text:p>7098208</text:p>
          </table:table-cell>
          <table:table-cell table:formula="of:=IF([.A87]&lt;[.$F$75];[.A87]*[.A87];&quot;&quot;)" office:value-type="float" office:value="1164583876" calcext:value-type="float">
            <text:p>1164583876</text:p>
          </table:table-cell>
          <table:table-cell table:formula="of:=IF([.A87]&lt;[.$F$75];&quot;&quot;;[.A87]-[.$F$75])">
            <text:p/>
          </table:table-cell>
          <table:table-cell table:formula="of:=IF([.A87]&lt;[.$F$75];&quot;&quot;;[.C87]-[.$F$75]*[.$E$96])">
            <text:p/>
          </table:table-cell>
          <table:table-cell table:style-name="ce1" table:formula="of:=IF([.G87]=&quot;&quot;;&quot;&quot;;[.G87]*[.H87])">
            <text:p/>
          </table:table-cell>
          <table:table-cell table:formula="of:=IF([.G87]=&quot;&quot;;&quot;&quot;;[.G87]*[.G87])">
            <text:p/>
          </table:table-cell>
          <table:table-cell table:formula="of:=[.$E$96]*[.A87]" office:value-type="float" office:value="214.338504708118" calcext:value-type="float">
            <text:p>214.338504708118</text:p>
          </table:table-cell>
          <table:table-cell table:formula="of:=[.K87]-MAX([.K87]-[.$E$98];0)*[.$E$99]" office:value-type="float" office:value="214.338504708118" calcext:value-type="float">
            <text:p>214.338504708118</text:p>
          </table:table-cell>
        </table:table-row>
        <table:table-row table:style-name="ro1">
          <table:table-cell office:value-type="float" office:value="53454" calcext:value-type="float">
            <text:p>53454</text:p>
          </table:table-cell>
          <table:table-cell office:value-type="float" office:value="2413" calcext:value-type="float">
            <text:p>2413</text:p>
          </table:table-cell>
          <table:table-cell office:value-type="float" office:value="345.285714285714" calcext:value-type="float">
            <text:p>345.285714285714</text:p>
          </table:table-cell>
          <table:table-cell table:formula="of:=[.A88]/[.C88]" office:value-type="float" office:value="154.810922631361" calcext:value-type="float">
            <text:p>154.810922631361</text:p>
          </table:table-cell>
          <table:table-cell table:style-name="ce1" table:formula="of:=IF([.A88]&lt;[.$F$75];[.A88]*[.C88];&quot;&quot;)" office:value-type="float" office:value="18456902.5714286" calcext:value-type="float">
            <text:p>18456902.5714286</text:p>
          </table:table-cell>
          <table:table-cell table:formula="of:=IF([.A88]&lt;[.$F$75];[.A88]*[.A88];&quot;&quot;)" office:value-type="float" office:value="2857330116" calcext:value-type="float">
            <text:p>2857330116</text:p>
          </table:table-cell>
          <table:table-cell table:formula="of:=IF([.A88]&lt;[.$F$75];&quot;&quot;;[.A88]-[.$F$75])">
            <text:p/>
          </table:table-cell>
          <table:table-cell table:formula="of:=IF([.A88]&lt;[.$F$75];&quot;&quot;;[.C88]-[.$F$75]*[.$E$96])">
            <text:p/>
          </table:table-cell>
          <table:table-cell table:style-name="ce1" table:formula="of:=IF([.G88]=&quot;&quot;;&quot;&quot;;[.G88]*[.H88])">
            <text:p/>
          </table:table-cell>
          <table:table-cell table:formula="of:=IF([.G88]=&quot;&quot;;&quot;&quot;;[.G88]*[.G88])">
            <text:p/>
          </table:table-cell>
          <table:table-cell table:formula="of:=[.$E$96]*[.A88]" office:value-type="float" office:value="335.73376401183" calcext:value-type="float">
            <text:p>335.73376401183</text:p>
          </table:table-cell>
          <table:table-cell table:formula="of:=[.K88]-MAX([.K88]-[.$E$98];0)*[.$E$99]" office:value-type="float" office:value="335.73376401183" calcext:value-type="float">
            <text:p>335.73376401183</text:p>
          </table:table-cell>
        </table:table-row>
        <table:table-row table:style-name="ro1">
          <table:table-cell office:value-type="float" office:value="76862" calcext:value-type="float">
            <text:p>76862</text:p>
          </table:table-cell>
          <table:table-cell office:value-type="float" office:value="3664.57142857143" calcext:value-type="float">
            <text:p>3664.57142857143</text:p>
          </table:table-cell>
          <table:table-cell office:value-type="float" office:value="461.142857142857" calcext:value-type="float">
            <text:p>461.142857142857</text:p>
          </table:table-cell>
          <table:table-cell table:formula="of:=[.A89]/[.C89]" office:value-type="float" office:value="166.677199504337" calcext:value-type="float">
            <text:p>166.677199504337</text:p>
          </table:table-cell>
          <table:table-cell table:style-name="ce1" table:formula="of:=IF([.A89]&lt;[.$F$75];[.A89]*[.C89];&quot;&quot;)" office:value-type="float" office:value="35444362.2857143" calcext:value-type="float">
            <text:p>35444362.2857143</text:p>
          </table:table-cell>
          <table:table-cell table:formula="of:=IF([.A89]&lt;[.$F$75];[.A89]*[.A89];&quot;&quot;)" office:value-type="float" office:value="5907767044" calcext:value-type="float">
            <text:p>5907767044</text:p>
          </table:table-cell>
          <table:table-cell table:formula="of:=IF([.A89]&lt;[.$F$75];&quot;&quot;;[.A89]-[.$F$75])">
            <text:p/>
          </table:table-cell>
          <table:table-cell table:formula="of:=IF([.A89]&lt;[.$F$75];&quot;&quot;;[.C89]-[.$F$75]*[.$E$96])">
            <text:p/>
          </table:table-cell>
          <table:table-cell table:style-name="ce1" table:formula="of:=IF([.G89]=&quot;&quot;;&quot;&quot;;[.G89]*[.H89])">
            <text:p/>
          </table:table-cell>
          <table:table-cell table:formula="of:=IF([.G89]=&quot;&quot;;&quot;&quot;;[.G89]*[.G89])">
            <text:p/>
          </table:table-cell>
          <table:table-cell table:formula="of:=[.$E$96]*[.A89]" office:value-type="float" office:value="482.75467821823" calcext:value-type="float">
            <text:p>482.75467821823</text:p>
          </table:table-cell>
          <table:table-cell table:formula="of:=[.K89]-MAX([.K89]-[.$E$98];0)*[.$E$99]" office:value-type="float" office:value="482.75467821823" calcext:value-type="float">
            <text:p>482.75467821823</text:p>
          </table:table-cell>
        </table:table-row>
        <table:table-row table:style-name="ro1">
          <table:table-cell office:value-type="float" office:value="107354" calcext:value-type="float">
            <text:p>107354</text:p>
          </table:table-cell>
          <table:table-cell office:value-type="float" office:value="4902.28571428572" calcext:value-type="float">
            <text:p>4902.28571428572</text:p>
          </table:table-cell>
          <table:table-cell office:value-type="float" office:value="575.857142857143" calcext:value-type="float">
            <text:p>575.857142857143</text:p>
          </table:table-cell>
          <table:table-cell table:formula="of:=[.A90]/[.C90]" office:value-type="float" office:value="186.424708509055" calcext:value-type="float">
            <text:p>186.424708509055</text:p>
          </table:table-cell>
          <table:table-cell table:style-name="ce1" table:formula="of:=IF([.A90]&lt;[.$F$75];[.A90]*[.C90];&quot;&quot;)">
            <text:p/>
          </table:table-cell>
          <table:table-cell table:formula="of:=IF([.A90]&lt;[.$F$75];[.A90]*[.A90];&quot;&quot;)">
            <text:p/>
          </table:table-cell>
          <table:table-cell table:formula="of:=IF([.A90]&lt;[.$F$75];&quot;&quot;;[.A90]-[.$F$75])" office:value-type="float" office:value="17354" calcext:value-type="float">
            <text:p>17354</text:p>
          </table:table-cell>
          <table:table-cell table:formula="of:=IF([.A90]&lt;[.$F$75];&quot;&quot;;[.C90]-[.$F$75]*[.$E$96])" office:value-type="float" office:value="10.5853435331501" calcext:value-type="float">
            <text:p>10.5853435331501</text:p>
          </table:table-cell>
          <table:table-cell table:style-name="ce1" table:formula="of:=IF([.G90]=&quot;&quot;;&quot;&quot;;[.G90]*[.H90])" office:value-type="float" office:value="183698.051674286" calcext:value-type="float">
            <text:p>183698.051674286</text:p>
          </table:table-cell>
          <table:table-cell table:formula="of:=IF([.G90]=&quot;&quot;;&quot;&quot;;[.G90]*[.G90])" office:value-type="float" office:value="301161316" calcext:value-type="float">
            <text:p>301161316</text:p>
          </table:table-cell>
          <table:table-cell table:formula="of:=[.$E$96]*[.A90]" office:value-type="float" office:value="674.268763829199" calcext:value-type="float">
            <text:p>674.268763829199</text:p>
          </table:table-cell>
          <table:table-cell table:formula="of:=[.K90]-MAX([.K90]-[.$E$98];0)*[.$E$99]" office:value-type="float" office:value="621.921209792596" calcext:value-type="float">
            <text:p>621.921209792596</text:p>
          </table:table-cell>
        </table:table-row>
        <table:table-row table:style-name="ro1">
          <table:table-cell office:value-type="float" office:value="128568" calcext:value-type="float">
            <text:p>128568</text:p>
          </table:table-cell>
          <table:table-cell office:value-type="float" office:value="6109.71428571429" calcext:value-type="float">
            <text:p>6109.71428571429</text:p>
          </table:table-cell>
          <table:table-cell office:value-type="float" office:value="690.428571428572" calcext:value-type="float">
            <text:p>690.428571428572</text:p>
          </table:table-cell>
          <table:table-cell table:formula="of:=[.A91]/[.C91]" office:value-type="float" office:value="186.21477343265" calcext:value-type="float">
            <text:p>186.21477343265</text:p>
          </table:table-cell>
          <table:table-cell table:style-name="ce1" table:formula="of:=IF([.A91]&lt;[.$F$75];[.A91]*[.C91];&quot;&quot;)">
            <text:p/>
          </table:table-cell>
          <table:table-cell table:formula="of:=IF([.A91]&lt;[.$F$75];[.A91]*[.A91];&quot;&quot;)">
            <text:p/>
          </table:table-cell>
          <table:table-cell table:formula="of:=IF([.A91]&lt;[.$F$75];&quot;&quot;;[.A91]-[.$F$75])" office:value-type="float" office:value="38568" calcext:value-type="float">
            <text:p>38568</text:p>
          </table:table-cell>
          <table:table-cell table:formula="of:=IF([.A91]&lt;[.$F$75];&quot;&quot;;[.C91]-[.$F$75]*[.$E$96])" office:value-type="float" office:value="125.156772104579" calcext:value-type="float">
            <text:p>125.156772104579</text:p>
          </table:table-cell>
          <table:table-cell table:style-name="ce1" table:formula="of:=IF([.G91]=&quot;&quot;;&quot;&quot;;[.G91]*[.H91])" office:value-type="float" office:value="4827046.38652941" calcext:value-type="float">
            <text:p>4827046.38652941</text:p>
          </table:table-cell>
          <table:table-cell table:formula="of:=IF([.G91]=&quot;&quot;;&quot;&quot;;[.G91]*[.G91])" office:value-type="float" office:value="1487490624" calcext:value-type="float">
            <text:p>1487490624</text:p>
          </table:table-cell>
          <table:table-cell table:formula="of:=[.$E$96]*[.A91]" office:value-type="float" office:value="807.509607727635" calcext:value-type="float">
            <text:p>807.509607727635</text:p>
          </table:table-cell>
          <table:table-cell table:formula="of:=[.K91]-MAX([.K91]-[.$E$98];0)*[.$E$99]" office:value-type="float" office:value="691.17098469642" calcext:value-type="float">
            <text:p>691.17098469642</text:p>
          </table:table-cell>
        </table:table-row>
        <table:table-row table:style-name="ro1">
          <table:table-cell office:value-type="float" office:value="114337" calcext:value-type="float">
            <text:p>114337</text:p>
          </table:table-cell>
          <table:table-cell office:value-type="float" office:value="6879.42857142857" calcext:value-type="float">
            <text:p>6879.42857142857</text:p>
          </table:table-cell>
          <table:table-cell office:value-type="float" office:value="654" calcext:value-type="float">
            <text:p>654</text:p>
          </table:table-cell>
          <table:table-cell table:formula="of:=[.A92]/[.C92]" office:value-type="float" office:value="174.827217125382" calcext:value-type="float">
            <text:p>174.827217125382</text:p>
          </table:table-cell>
          <table:table-cell table:style-name="ce1" table:formula="of:=IF([.A92]&lt;[.$F$75];[.A92]*[.C92];&quot;&quot;)">
            <text:p/>
          </table:table-cell>
          <table:table-cell table:formula="of:=IF([.A92]&lt;[.$F$75];[.A92]*[.A92];&quot;&quot;)">
            <text:p/>
          </table:table-cell>
          <table:table-cell table:formula="of:=IF([.A92]&lt;[.$F$75];&quot;&quot;;[.A92]-[.$F$75])" office:value-type="float" office:value="24337" calcext:value-type="float">
            <text:p>24337</text:p>
          </table:table-cell>
          <table:table-cell table:formula="of:=IF([.A92]&lt;[.$F$75];&quot;&quot;;[.C92]-[.$F$75]*[.$E$96])" office:value-type="float" office:value="88.7282006760071" calcext:value-type="float">
            <text:p>88.7282006760071</text:p>
          </table:table-cell>
          <table:table-cell table:style-name="ce1" table:formula="of:=IF([.G92]=&quot;&quot;;&quot;&quot;;[.G92]*[.H92])" office:value-type="float" office:value="2159378.21985198" calcext:value-type="float">
            <text:p>2159378.21985198</text:p>
          </table:table-cell>
          <table:table-cell table:formula="of:=IF([.G92]=&quot;&quot;;&quot;&quot;;[.G92]*[.G92])" office:value-type="float" office:value="592289569" calcext:value-type="float">
            <text:p>592289569</text:p>
          </table:table-cell>
          <table:table-cell table:formula="of:=[.$E$96]*[.A92]" office:value-type="float" office:value="718.127574658971" calcext:value-type="float">
            <text:p>718.127574658971</text:p>
          </table:table-cell>
          <table:table-cell table:formula="of:=[.K92]-MAX([.K92]-[.$E$98];0)*[.$E$99]" office:value-type="float" office:value="644.71611778512" calcext:value-type="float">
            <text:p>644.71611778512</text:p>
          </table:table-cell>
        </table:table-row>
        <table:table-row table:style-name="ro1">
          <table:table-cell office:value-type="float" office:value="91055" calcext:value-type="float">
            <text:p>91055</text:p>
          </table:table-cell>
          <table:table-cell office:value-type="float" office:value="6616.28571428571" calcext:value-type="float">
            <text:p>6616.28571428571</text:p>
          </table:table-cell>
          <table:table-cell office:value-type="float" office:value="579.714285714286" calcext:value-type="float">
            <text:p>579.714285714286</text:p>
          </table:table-cell>
          <table:table-cell table:formula="of:=[.A93]/[.C93]" office:value-type="float" office:value="157.068753080335" calcext:value-type="float">
            <text:p>157.068753080335</text:p>
          </table:table-cell>
          <table:table-cell table:style-name="ce1" table:formula="of:=IF([.A93]&lt;[.$F$75];[.A93]*[.C93];&quot;&quot;)">
            <text:p/>
          </table:table-cell>
          <table:table-cell table:formula="of:=IF([.A93]&lt;[.$F$75];[.A93]*[.A93];&quot;&quot;)">
            <text:p/>
          </table:table-cell>
          <table:table-cell table:formula="of:=IF([.A93]&lt;[.$F$75];&quot;&quot;;[.A93]-[.$F$75])" office:value-type="float" office:value="1055" calcext:value-type="float">
            <text:p>1055</text:p>
          </table:table-cell>
          <table:table-cell table:formula="of:=IF([.A93]&lt;[.$F$75];&quot;&quot;;[.C93]-[.$F$75]*[.$E$96])" office:value-type="float" office:value="14.4424863902931" calcext:value-type="float">
            <text:p>14.4424863902931</text:p>
          </table:table-cell>
          <table:table-cell table:style-name="ce1" table:formula="of:=IF([.G93]=&quot;&quot;;&quot;&quot;;[.G93]*[.H93])" office:value-type="float" office:value="15236.8231417592" calcext:value-type="float">
            <text:p>15236.8231417592</text:p>
          </table:table-cell>
          <table:table-cell table:formula="of:=IF([.G93]=&quot;&quot;;&quot;&quot;;[.G93]*[.G93])" office:value-type="float" office:value="1113025" calcext:value-type="float">
            <text:p>1113025</text:p>
          </table:table-cell>
          <table:table-cell table:formula="of:=[.$E$96]*[.A93]" office:value-type="float" office:value="571.898040971624" calcext:value-type="float">
            <text:p>571.898040971624</text:p>
          </table:table-cell>
          <table:table-cell table:formula="of:=[.K93]-MAX([.K93]-[.$E$98];0)*[.$E$99]" office:value-type="float" office:value="568.715681313412" calcext:value-type="float">
            <text:p>568.715681313412</text:p>
          </table:table-cell>
        </table:table-row>
        <table:table-row table:style-name="ro1">
          <table:table-cell office:value-type="float" office:value="68361" calcext:value-type="float">
            <text:p>68361</text:p>
          </table:table-cell>
          <table:table-cell office:value-type="float" office:value="5722.57142857143" calcext:value-type="float">
            <text:p>5722.57142857143</text:p>
          </table:table-cell>
          <table:table-cell office:value-type="float" office:value="452.142857142857" calcext:value-type="float">
            <text:p>452.142857142857</text:p>
          </table:table-cell>
          <table:table-cell table:formula="of:=[.A94]/[.C94]" office:value-type="float" office:value="151.19336492891" calcext:value-type="float">
            <text:p>151.19336492891</text:p>
          </table:table-cell>
          <table:table-cell table:style-name="ce1" table:formula="of:=IF([.A94]&lt;[.$F$75];[.A94]*[.C94];&quot;&quot;)" office:value-type="float" office:value="30908937.8571428" calcext:value-type="float">
            <text:p>30908937.8571428</text:p>
          </table:table-cell>
          <table:table-cell table:formula="of:=IF([.A94]&lt;[.$F$75];[.A94]*[.A94];&quot;&quot;)" office:value-type="float" office:value="4673226321" calcext:value-type="float">
            <text:p>4673226321</text:p>
          </table:table-cell>
          <table:table-cell table:formula="of:=IF([.A94]&lt;[.$F$75];&quot;&quot;;[.A94]-[.$F$75])">
            <text:p/>
          </table:table-cell>
          <table:table-cell table:formula="of:=IF([.A94]&lt;[.$F$75];&quot;&quot;;[.C94]-[.$F$75]*[.$E$96])">
            <text:p/>
          </table:table-cell>
          <table:table-cell table:style-name="ce1" table:formula="of:=IF([.G94]=&quot;&quot;;&quot;&quot;;[.G94]*[.H94])">
            <text:p/>
          </table:table-cell>
          <table:table-cell table:formula="of:=IF([.G94]=&quot;&quot;;&quot;&quot;;[.G94]*[.G94])">
            <text:p/>
          </table:table-cell>
          <table:table-cell table:formula="of:=[.$E$96]*[.A94]" office:value-type="float" office:value="429.361616373194" calcext:value-type="float">
            <text:p>429.361616373194</text:p>
          </table:table-cell>
          <table:table-cell table:formula="of:=[.K94]-MAX([.K94]-[.$E$98];0)*[.$E$99]" office:value-type="float" office:value="429.361616373194" calcext:value-type="float">
            <text:p>429.361616373194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gamma1</text:p>
          </table:table-cell>
          <table:table-cell table:formula="of:=SUM([.$E$77:.$E$94])/SUM([.$F$77:.$F$94])" office:value-type="float" office:value="0.00628079777026659" calcext:value-type="float">
            <text:p>0.006280797770267</text:p>
          </table:table-cell>
          <table:table-cell table:number-columns-repeated="2"/>
          <table:table-cell office:value-type="string" calcext:value-type="string">
            <text:p>gamma2</text:p>
          </table:table-cell>
          <table:table-cell table:formula="of:=SUM([.I77:.I94])/SUM([.J77:.J94])" office:value-type="float" office:value="0.00301645465233393" calcext:value-type="float">
            <text:p>0.003016454652334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eta</text:p>
          </table:table-cell>
          <table:table-cell table:formula="of:=[.E96]*[.F75]" office:value-type="float" office:value="565.271799323993" calcext:value-type="float">
            <text:p>565.27179932399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delta</text:p>
          </table:table-cell>
          <table:table-cell table:formula="of:=[.I96]/[.E96]" office:value-type="float" office:value="0.480266164055446" calcext:value-type="float">
            <text:p>0.480266164055446</text:p>
          </table:table-cell>
          <table:table-cell table:number-columns-repeated="7"/>
        </table:table-row>
      </table:table>
      <table:table table:name="doubling time" table:style-name="ta1">
        <table:table-column table:style-name="co1" table:number-columns-repeated="7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aram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LN(2)/[.B5]" office:value-type="float" office:value="0.346573590279973" calcext:value-type="float">
            <text:p>0.346573590279973</text:p>
          </table:table-cell>
          <table:table-cell table:formula="of:=EXP([.C5]*[.D$4])" office:value-type="float" office:value="11.3137084989848" calcext:value-type="float">
            <text:p>11.3137084989848</text:p>
          </table:table-cell>
          <table:table-cell table:formula="of:=[.D5]/[.$G$10]" office:value-type="float" office:value="27.2750928133673" calcext:value-type="float">
            <text:p>27.275092813367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LN(2)/[.B6]" office:value-type="float" office:value="0.231049060186648" calcext:value-type="float">
            <text:p>0.231049060186648</text:p>
          </table:table-cell>
          <table:table-cell table:formula="of:=EXP([.C6]*[.D$4])" office:value-type="float" office:value="5.03968419957949" calcext:value-type="float">
            <text:p>5.03968419957949</text:p>
          </table:table-cell>
          <table:table-cell table:formula="of:=[.D6]/[.$G$10]" office:value-type="float" office:value="12.1496726122939" calcext:value-type="float">
            <text:p>12.14967261229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table:formula="of:=LN(2)/[.B7]" office:value-type="float" office:value="0.277258872223978" calcext:value-type="float">
            <text:p>0.277258872223978</text:p>
          </table:table-cell>
          <table:table-cell table:formula="of:=EXP([.C7]*[.D$4])" office:value-type="float" office:value="6.96440450636899" calcext:value-type="float">
            <text:p>6.96440450636899</text:p>
          </table:table-cell>
          <table:table-cell table:formula="of:=[.D7]/[.$G$10]" office:value-type="float" office:value="16.7897890703206" calcext:value-type="float">
            <text:p>16.7897890703206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britain J</text:p>
          </table:table-cell>
          <table:table-cell office:value-type="string" calcext:value-type="string">
            <text:p>u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e</text:p>
          </table:table-cell>
          <table:table-cell office:value-type="float" office:value="0.8" calcext:value-type="float">
            <text:p>0.8</text:p>
          </table:table-cell>
          <table:table-cell table:formula="of:=(1-[.D10]*[.F10])*(1-[.D11]*[.F11]-[.D12]*[.F12])" office:value-type="float" office:value="0.4148" calcext:value-type="float">
            <text:p>0.41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iota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upsilon</text:p>
          </table:table-cell>
          <table:table-cell office:value-type="float" office:value="0.8" calcext:value-type="float">
            <text:p>0.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7" loext:min-decimal-places="7" number:min-integer-digits="1"/>
    </number:number-style>
    <number:date-style style:name="N112">
      <number:day number:style="long"/>
      <number:text>-</number:text>
      <number:month number:textual="true"/>
      <number:text>-</number:text>
      <number:year/>
    </number:date-style>
    <number:date-style style:name="N113">
      <number:day number:style="long"/>
      <number:text>-</number:text>
      <number:month number:textual="true"/>
    </number:date-style>
    <number:date-style style:name="N114">
      <number:month number:textual="true"/>
      <number:text>-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</number:number-style>
    <number:number-style style:name="N118" number:title="User-defined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2" style:volatile="true">
      <loext:text> £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2" number:title="User-defined">
      <number:number number:decimal-places="3" loext:min-decimal-places="3" number:min-integer-digits="0"/>
    </number:number-style>
    <number:number-style style:name="N143">
      <number:number number:decimal-places="1" loext:min-decimal-places="1" number:min-integer-digits="1"/>
    </number:number-style>
    <number:number-style style:name="N144">
      <number:number number:decimal-places="3" loext:min-decimal-places="3" number:min-integer-digits="1"/>
    </number:number-style>
    <number:number-style style:name="N145">
      <number:number number:decimal-places="4" loext:min-decimal-places="4" number:min-integer-digits="1"/>
    </number:number-style>
    <number:number-style style:name="N146">
      <number:number number:decimal-places="5" loext:min-decimal-places="5" number:min-integer-digits="1"/>
    </number:number-style>
    <number:number-style style:name="N147">
      <number:number number:decimal-places="8" loext:min-decimal-places="8" number:min-integer-digits="1"/>
    </number:number-style>
    <number:number-style style:name="N148">
      <number:number number:decimal-places="9" loext:min-decimal-places="9" number:min-integer-digits="1"/>
    </number:number-style>
    <number:number-style style:name="N149">
      <number:number number:decimal-places="10" loext:min-decimal-places="10" number:min-integer-digits="1"/>
    </number:number-style>
    <number:number-style style:name="N150">
      <number:number number:decimal-places="11" loext:min-decimal-places="11" number:min-integer-digits="1"/>
    </number:number-style>
    <number:number-style style:name="N151">
      <number:number number:decimal-places="6" loext:min-decimal-places="6" number:min-integer-digits="1"/>
    </number:number-style>
    <number:currency-style style:name="N153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53"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53P0"/>
    </number:currency-style>
    <number:currency-style style:name="N155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55"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55P0"/>
    </number:currency-style>
    <number:currency-style style:name="N156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56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56P0"/>
    </number:currency-style>
    <number:currency-style style:name="N157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5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57P0"/>
    </number:currency-style>
    <number:currency-style style:name="N159P0" style:volatile="true"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59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59P0"/>
    </number:currency-style>
    <number:number-style style:name="N160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61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62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63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64">
      <number:scientific-number number:decimal-places="14" loext:min-decimal-places="14" number:min-integer-digits="1" number:min-exponent-digits="2" loext:exponent-interval="1" loext:forced-exponent-sign="true"/>
    </number:number-style>
    <number:number-style style:name="N165" number:title="User-defined">
      <number:scientific-number number:decimal-places="15" loext:min-decimal-places="15" number:min-integer-digits="1" number:min-exponent-digits="2" loext:exponent-interval="1" loext:forced-exponent-sign="true"/>
    </number:number-style>
    <number:number-style style:name="N166">
      <number:scientific-number number:decimal-places="16" loext:min-decimal-places="16" number:min-integer-digits="1" number:min-exponent-digits="2" loext:exponent-interval="1" loext:forced-exponent-sign="true"/>
    </number:number-style>
    <number:number-style style:name="N167">
      <number:scientific-number number:decimal-places="17" loext:min-decimal-places="17" number:min-integer-digits="1" number:min-exponent-digits="2" loext:exponent-interval="1" loext:forced-exponent-sign="true"/>
    </number:number-style>
    <number:number-style style:name="N168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69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70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71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72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73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74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75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76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77">
      <number:scientific-number number:decimal-places="18" loext:min-decimal-places="18" number:min-integer-digits="1" number:min-exponent-digits="2" loext:exponent-interval="1" loext:forced-exponent-sign="true"/>
    </number:number-style>
    <number:number-style style:name="N178">
      <number:scientific-number number:decimal-places="19" loext:min-decimal-places="19" number:min-integer-digits="1" number:min-exponent-digits="2" loext:exponent-interval="1" loext:forced-exponent-sign="true"/>
    </number:number-style>
    <number:number-style style:name="N179">
      <number:scientific-number number:decimal-places="20" loext:min-decimal-places="20" number:min-integer-digits="1" number:min-exponent-digits="2" loext:exponent-interval="1" loext:forced-exponent-sign="true"/>
    </number:number-style>
    <number:date-style style:name="N180" number:title="User-defined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5">00/00/0000</text:date>, <text:time style:data-style-name="N2" text:time-value="16:54:51.3158638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5T15:26:33.997549666</meta:creation-date>
    <dc:date>2021-12-25T18:39:13.583431456</dc:date>
    <meta:editing-duration>PT1H28M40S</meta:editing-duration>
    <meta:editing-cycles>7</meta:editing-cycles>
    <meta:generator>LibreOffice/6.4.7.2$Linux_X86_64 LibreOffice_project/40$Build-2</meta:generator>
    <meta:document-statistic meta:table-count="2" meta:cell-count="566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A77:Sheet1.A94 Sheet1.C77:Sheet1.C94 Sheet1.L77:Sheet1.L94" svg:x="0.402cm" svg:y="0.152cm" svg:width="15.358cm" svg:height="8.639cm">
          <chartooo:coordinate-region svg:x="1.209cm" svg:y="0.351cm" svg:width="13.995cm" svg:height="7.793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C77:Sheet1.C94" chart:class="chart:scatter">
            <chart:domain table:cell-range-address="Sheet1.A77:Sheet1.A94"/>
            <chart:data-point chart:repeated="18"/>
          </chart:series>
          <chart:series chart:style-name="ch6" chart:values-cell-range-address="Sheet1.L77:Sheet1.L94" chart:class="chart:scatter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61">
                <text:p>1261</text:p>
                <draw:g>
                  <svg:desc>Sheet1.A77:Sheet1.A94</svg:desc>
                </draw:g>
              </table:table-cell>
              <table:table-cell office:value-type="float" office:value="8.14285714285714">
                <text:p>8.14285714285714</text:p>
                <draw:g>
                  <svg:desc>Sheet1.C77:Sheet1.C94</svg:desc>
                </draw:g>
              </table:table-cell>
              <table:table-cell office:value-type="float" office:value="7.92008598830617">
                <text:p>7.92008598830617</text:p>
                <draw:g>
                  <svg:desc>Sheet1.L77:Sheet1.L9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81">
                <text:p>1281</text:p>
              </table:table-cell>
              <table:table-cell office:value-type="float" office:value="7.71428571428571">
                <text:p>7.71428571428571</text:p>
              </table:table-cell>
              <table:table-cell office:value-type="float" office:value="8.0457019437115">
                <text:p>8.04570194371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27">
                <text:p>1727</text:p>
              </table:table-cell>
              <table:table-cell office:value-type="float" office:value="8.85714285714286">
                <text:p>8.85714285714286</text:p>
              </table:table-cell>
              <table:table-cell office:value-type="float" office:value="10.8469377492504">
                <text:p>10.84693774925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69">
                <text:p>2569</text:p>
              </table:table-cell>
              <table:table-cell office:value-type="float" office:value="13.7142857142857">
                <text:p>13.7142857142857</text:p>
              </table:table-cell>
              <table:table-cell office:value-type="float" office:value="16.1353694718149">
                <text:p>16.13536947181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3">
                <text:p>3003</text:p>
              </table:table-cell>
              <table:table-cell office:value-type="float" office:value="21">
                <text:p>21</text:p>
              </table:table-cell>
              <table:table-cell office:value-type="float" office:value="18.8612357041106">
                <text:p>18.86123570411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20">
                <text:p>3220</text:p>
              </table:table-cell>
              <table:table-cell office:value-type="float" office:value="20.1428571428571">
                <text:p>20.1428571428571</text:p>
              </table:table-cell>
              <table:table-cell office:value-type="float" office:value="20.2241688202584">
                <text:p>20.22416882025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65">
                <text:p>4465</text:p>
              </table:table-cell>
              <table:table-cell office:value-type="float" office:value="27.4285714285714">
                <text:p>27.4285714285714</text:p>
              </table:table-cell>
              <table:table-cell office:value-type="float" office:value="28.0437620442403">
                <text:p>28.04376204424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920">
                <text:p>5920</text:p>
              </table:table-cell>
              <table:table-cell office:value-type="float" office:value="41.7142857142857">
                <text:p>41.7142857142857</text:p>
              </table:table-cell>
              <table:table-cell office:value-type="float" office:value="37.1823227999782">
                <text:p>37.18232279997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559">
                <text:p>9559</text:p>
              </table:table-cell>
              <table:table-cell office:value-type="float" office:value="64">
                <text:p>64</text:p>
              </table:table-cell>
              <table:table-cell office:value-type="float" office:value="60.0381458859783">
                <text:p>60.03814588597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411">
                <text:p>21411</text:p>
              </table:table-cell>
              <table:table-cell office:value-type="float" office:value="122.857142857143">
                <text:p>122.857142857143</text:p>
              </table:table-cell>
              <table:table-cell office:value-type="float" office:value="134.478161059178">
                <text:p>134.4781610591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126">
                <text:p>34126</text:p>
              </table:table-cell>
              <table:table-cell office:value-type="float" office:value="208">
                <text:p>208</text:p>
              </table:table-cell>
              <table:table-cell office:value-type="float" office:value="214.338504708118">
                <text:p>214.3385047081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3454">
                <text:p>53454</text:p>
              </table:table-cell>
              <table:table-cell office:value-type="float" office:value="345.285714285714">
                <text:p>345.285714285714</text:p>
              </table:table-cell>
              <table:table-cell office:value-type="float" office:value="335.73376401183">
                <text:p>335.733764011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6862">
                <text:p>76862</text:p>
              </table:table-cell>
              <table:table-cell office:value-type="float" office:value="461.142857142857">
                <text:p>461.142857142857</text:p>
              </table:table-cell>
              <table:table-cell office:value-type="float" office:value="482.75467821823">
                <text:p>482.754678218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7354">
                <text:p>107354</text:p>
              </table:table-cell>
              <table:table-cell office:value-type="float" office:value="575.857142857143">
                <text:p>575.857142857143</text:p>
              </table:table-cell>
              <table:table-cell office:value-type="float" office:value="621.921209792596">
                <text:p>621.9212097925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8568">
                <text:p>128568</text:p>
              </table:table-cell>
              <table:table-cell office:value-type="float" office:value="690.428571428572">
                <text:p>690.428571428572</text:p>
              </table:table-cell>
              <table:table-cell office:value-type="float" office:value="691.17098469642">
                <text:p>691.170984696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4337">
                <text:p>114337</text:p>
              </table:table-cell>
              <table:table-cell office:value-type="float" office:value="654">
                <text:p>654</text:p>
              </table:table-cell>
              <table:table-cell office:value-type="float" office:value="644.71611778512">
                <text:p>644.716117785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1055">
                <text:p>91055</text:p>
              </table:table-cell>
              <table:table-cell office:value-type="float" office:value="579.714285714286">
                <text:p>579.714285714286</text:p>
              </table:table-cell>
              <table:table-cell office:value-type="float" office:value="568.715681313412">
                <text:p>568.7156813134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8361">
                <text:p>68361</text:p>
              </table:table-cell>
              <table:table-cell office:value-type="float" office:value="452.142857142857">
                <text:p>452.142857142857</text:p>
              </table:table-cell>
              <table:table-cell office:value-type="float" office:value="429.361616373194">
                <text:p>429.3616163731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Sheet1.A40:Sheet1.A62 Sheet1.C40:Sheet1.C62" svg:x="0.32cm" svg:y="0.18cm" svg:width="13.097cm" svg:height="8.64cm">
          <chartooo:coordinate-region svg:x="1.127cm" svg:y="0.379cm" svg:width="11.54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40:Sheet1.C62" chart:class="chart:scatter">
            <chart:domain table:cell-range-address="Sheet1.A40:Sheet1.A62"/>
            <chart:data-point chart:repeated="2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915">
                <text:p>26915</text:p>
                <draw:g>
                  <svg:desc>Sheet1.A40:Sheet1.A62</svg:desc>
                </draw:g>
              </table:table-cell>
              <table:table-cell office:value-type="float" office:value="424">
                <text:p>424</text:p>
                <draw:g>
                  <svg:desc>Sheet1.C40:Sheet1.C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891">
                <text:p>33891</text:p>
              </table:table-cell>
              <table:table-cell office:value-type="float" office:value="450.857142857143">
                <text:p>450.8571428571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894">
                <text:p>45894</text:p>
              </table:table-cell>
              <table:table-cell office:value-type="float" office:value="476.857142857143">
                <text:p>476.8571428571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6470">
                <text:p>46470</text:p>
              </table:table-cell>
              <table:table-cell office:value-type="float" office:value="510.857142857143">
                <text:p>510.8571428571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2065">
                <text:p>72065</text:p>
              </table:table-cell>
              <table:table-cell office:value-type="float" office:value="744.857142857143">
                <text:p>744.8571428571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8341">
                <text:p>88341</text:p>
              </table:table-cell>
              <table:table-cell office:value-type="float" office:value="840.714285714286">
                <text:p>840.7142857142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6058">
                <text:p>56058</text:p>
              </table:table-cell>
              <table:table-cell office:value-type="float" office:value="683.571428571429">
                <text:p>683.5714285714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7780">
                <text:p>47780</text:p>
              </table:table-cell>
              <table:table-cell office:value-type="float" office:value="590.285714285714">
                <text:p>590.2857142857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7086">
                <text:p>47086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769">
                <text:p>49769</text:p>
              </table:table-cell>
              <table:table-cell office:value-type="float" office:value="584.285714285714">
                <text:p>584.2857142857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3173">
                <text:p>53173</text:p>
              </table:table-cell>
              <table:table-cell office:value-type="float" office:value="591.571428571429">
                <text:p>591.5714285714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5975">
                <text:p>65975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2459">
                <text:p>82459</text:p>
              </table:table-cell>
              <table:table-cell office:value-type="float" office:value="822.857142857143">
                <text:p>822.8571428571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4863">
                <text:p>84863</text:p>
              </table:table-cell>
              <table:table-cell office:value-type="float" office:value="899.857142857143">
                <text:p>899.8571428571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6684">
                <text:p>76684</text:p>
              </table:table-cell>
              <table:table-cell office:value-type="float" office:value="916.857142857143">
                <text:p>916.8571428571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4569">
                <text:p>64569</text:p>
              </table:table-cell>
              <table:table-cell office:value-type="float" office:value="810.142857142857">
                <text:p>810.1428571428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8979">
                <text:p>48979</text:p>
              </table:table-cell>
              <table:table-cell office:value-type="float" office:value="716.428571428571">
                <text:p>716.4285714285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670">
                <text:p>3667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124">
                <text:p>27124</text:p>
              </table:table-cell>
              <table:table-cell office:value-type="float" office:value="455.428571428571">
                <text:p>455.4285714285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319">
                <text:p>21319</text:p>
              </table:table-cell>
              <table:table-cell office:value-type="float" office:value="345.857142857143">
                <text:p>345.8571428571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366">
                <text:p>17366</text:p>
              </table:table-cell>
              <table:table-cell office:value-type="float" office:value="276.428571428571">
                <text:p>276.4285714285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311">
                <text:p>14311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761">
                <text:p>10761</text:p>
              </table:table-cell>
              <table:table-cell office:value-type="float" office:value="170.714285714286">
                <text:p>170.7142857142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